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usage" table:style-name="ta1">
        <table:shapes>
          <draw:frame draw:z-index="0" draw:style-name="gr1" draw:text-style-name="P1" svg:width="6.2988in" svg:height="3.5429in" svg:x="5.8217in" svg:y="134.9728in">
            <draw:object draw:notify-on-update-of-ranges="memory_usage.C1:memory_usage.C783 memory_usage.D1:memory_usage.D783 memory_usage.E1:memory_usage.E783 memory_usage.B1:memory_usage.B7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otal Memory (PSS) (MB)</text:p>
          </table:table-cell>
          <table:table-cell office:value-type="string" calcext:value-type="string">
            <text:p>-Desvacion estanda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+Desviación estandar</text:p>
          </table:table-cell>
        </table:table-row>
        <table:table-row table:style-name="ro1">
          <table:table-cell table:style-name="ce1" office:value-type="time" office:time-value="PT1095453H28M23.999999352S" calcext:value-type="time">
            <text:p>21:28:24</text:p>
          </table:table-cell>
          <table:table-cell office:value-type="float" office:value="536.09" calcext:value-type="float">
            <text:p>536.0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time" office:time-value="PT1095453H28M26.000000238S" calcext:value-type="time">
            <text:p>21:28</text:p>
          </table:table-cell>
          <table:table-cell office:value-type="float" office:value="536.3" calcext:value-type="float">
            <text:p>536.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28</text:p>
          </table:table-cell>
          <table:table-cell office:value-type="float" office:value="536.25" calcext:value-type="float">
            <text:p>536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30</text:p>
          </table:table-cell>
          <table:table-cell office:value-type="float" office:value="536.13" calcext:value-type="float">
            <text:p>536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33</text:p>
          </table:table-cell>
          <table:table-cell office:value-type="float" office:value="536.12" calcext:value-type="float">
            <text:p>536.1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35</text:p>
          </table:table-cell>
          <table:table-cell office:value-type="float" office:value="535.93" calcext:value-type="float">
            <text:p>535.9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37</text:p>
          </table:table-cell>
          <table:table-cell office:value-type="float" office:value="573.66" calcext:value-type="float">
            <text:p>573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39</text:p>
          </table:table-cell>
          <table:table-cell office:value-type="float" office:value="573.65" calcext:value-type="float">
            <text:p>573.6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42</text:p>
          </table:table-cell>
          <table:table-cell office:value-type="float" office:value="573.67" calcext:value-type="float">
            <text:p>573.6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44</text:p>
          </table:table-cell>
          <table:table-cell office:value-type="float" office:value="601.25" calcext:value-type="float">
            <text:p>601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46</text:p>
          </table:table-cell>
          <table:table-cell office:value-type="float" office:value="607.14" calcext:value-type="float">
            <text:p>607.1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48</text:p>
          </table:table-cell>
          <table:table-cell office:value-type="float" office:value="604.04" calcext:value-type="float">
            <text:p>604.0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50</text:p>
          </table:table-cell>
          <table:table-cell office:value-type="float" office:value="608.21" calcext:value-type="float">
            <text:p>608.2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52</text:p>
          </table:table-cell>
          <table:table-cell office:value-type="float" office:value="610.21" calcext:value-type="float">
            <text:p>610.2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55</text:p>
          </table:table-cell>
          <table:table-cell office:value-type="float" office:value="615.56" calcext:value-type="float">
            <text:p>615.5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57</text:p>
          </table:table-cell>
          <table:table-cell office:value-type="float" office:value="613.42" calcext:value-type="float">
            <text:p>613.4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8:59</text:p>
          </table:table-cell>
          <table:table-cell office:value-type="float" office:value="607.84" calcext:value-type="float">
            <text:p>607.8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01</text:p>
          </table:table-cell>
          <table:table-cell office:value-type="float" office:value="608.26" calcext:value-type="float">
            <text:p>608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03</text:p>
          </table:table-cell>
          <table:table-cell office:value-type="float" office:value="608.54" calcext:value-type="float">
            <text:p>608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05</text:p>
          </table:table-cell>
          <table:table-cell office:value-type="float" office:value="610.24" calcext:value-type="float">
            <text:p>610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08</text:p>
          </table:table-cell>
          <table:table-cell office:value-type="float" office:value="609.03" calcext:value-type="float">
            <text:p>609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10</text:p>
          </table:table-cell>
          <table:table-cell office:value-type="float" office:value="619.48" calcext:value-type="float">
            <text:p>619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12</text:p>
          </table:table-cell>
          <table:table-cell office:value-type="float" office:value="610.08" calcext:value-type="float">
            <text:p>610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14</text:p>
          </table:table-cell>
          <table:table-cell office:value-type="float" office:value="612.01" calcext:value-type="float">
            <text:p>612.0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16</text:p>
          </table:table-cell>
          <table:table-cell office:value-type="float" office:value="610.71" calcext:value-type="float">
            <text:p>610.7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18</text:p>
          </table:table-cell>
          <table:table-cell office:value-type="float" office:value="621.63" calcext:value-type="float">
            <text:p>621.6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21</text:p>
          </table:table-cell>
          <table:table-cell office:value-type="float" office:value="619.6" calcext:value-type="float">
            <text:p>619.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23</text:p>
          </table:table-cell>
          <table:table-cell office:value-type="float" office:value="619.85" calcext:value-type="float">
            <text:p>619.8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25</text:p>
          </table:table-cell>
          <table:table-cell office:value-type="float" office:value="615.99" calcext:value-type="float">
            <text:p>615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27</text:p>
          </table:table-cell>
          <table:table-cell office:value-type="float" office:value="616.49" calcext:value-type="float">
            <text:p>616.4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29</text:p>
          </table:table-cell>
          <table:table-cell office:value-type="float" office:value="623.57" calcext:value-type="float">
            <text:p>623.5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31</text:p>
          </table:table-cell>
          <table:table-cell office:value-type="float" office:value="613.86" calcext:value-type="float">
            <text:p>613.8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34</text:p>
          </table:table-cell>
          <table:table-cell office:value-type="float" office:value="604.94" calcext:value-type="float">
            <text:p>604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36</text:p>
          </table:table-cell>
          <table:table-cell office:value-type="float" office:value="621.64" calcext:value-type="float">
            <text:p>621.6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38</text:p>
          </table:table-cell>
          <table:table-cell office:value-type="float" office:value="627.85" calcext:value-type="float">
            <text:p>627.8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40</text:p>
          </table:table-cell>
          <table:table-cell office:value-type="float" office:value="623.36" calcext:value-type="float">
            <text:p>623.3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42</text:p>
          </table:table-cell>
          <table:table-cell office:value-type="float" office:value="617.47" calcext:value-type="float">
            <text:p>617.4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44</text:p>
          </table:table-cell>
          <table:table-cell office:value-type="float" office:value="611.63" calcext:value-type="float">
            <text:p>611.6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46</text:p>
          </table:table-cell>
          <table:table-cell office:value-type="float" office:value="594.91" calcext:value-type="float">
            <text:p>594.9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49</text:p>
          </table:table-cell>
          <table:table-cell office:value-type="float" office:value="594.99" calcext:value-type="float">
            <text:p>594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51</text:p>
          </table:table-cell>
          <table:table-cell office:value-type="float" office:value="595.21" calcext:value-type="float">
            <text:p>595.2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53</text:p>
          </table:table-cell>
          <table:table-cell office:value-type="float" office:value="610.4" calcext:value-type="float">
            <text:p>610.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55</text:p>
          </table:table-cell>
          <table:table-cell office:value-type="float" office:value="596.73" calcext:value-type="float">
            <text:p>596.7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57</text:p>
          </table:table-cell>
          <table:table-cell office:value-type="float" office:value="604.05" calcext:value-type="float">
            <text:p>604.0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29:59</text:p>
          </table:table-cell>
          <table:table-cell office:value-type="float" office:value="607.03" calcext:value-type="float">
            <text:p>607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02</text:p>
          </table:table-cell>
          <table:table-cell office:value-type="float" office:value="616.89" calcext:value-type="float">
            <text:p>616.8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04</text:p>
          </table:table-cell>
          <table:table-cell office:value-type="float" office:value="611.77" calcext:value-type="float">
            <text:p>611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06</text:p>
          </table:table-cell>
          <table:table-cell office:value-type="float" office:value="628.1" calcext:value-type="float">
            <text:p>628.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08</text:p>
          </table:table-cell>
          <table:table-cell office:value-type="float" office:value="619.78" calcext:value-type="float">
            <text:p>619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10</text:p>
          </table:table-cell>
          <table:table-cell office:value-type="float" office:value="619.73" calcext:value-type="float">
            <text:p>619.7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12</text:p>
          </table:table-cell>
          <table:table-cell office:value-type="float" office:value="600.57" calcext:value-type="float">
            <text:p>600.5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15</text:p>
          </table:table-cell>
          <table:table-cell office:value-type="float" office:value="600.6" calcext:value-type="float">
            <text:p>600.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17</text:p>
          </table:table-cell>
          <table:table-cell office:value-type="float" office:value="609.05" calcext:value-type="float">
            <text:p>609.0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19</text:p>
          </table:table-cell>
          <table:table-cell office:value-type="float" office:value="604.16" calcext:value-type="float">
            <text:p>604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21</text:p>
          </table:table-cell>
          <table:table-cell office:value-type="float" office:value="618.25" calcext:value-type="float">
            <text:p>618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23</text:p>
          </table:table-cell>
          <table:table-cell office:value-type="float" office:value="615.48" calcext:value-type="float">
            <text:p>615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25</text:p>
          </table:table-cell>
          <table:table-cell office:value-type="float" office:value="608.05" calcext:value-type="float">
            <text:p>608.0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28</text:p>
          </table:table-cell>
          <table:table-cell office:value-type="float" office:value="613.26" calcext:value-type="float">
            <text:p>613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30</text:p>
          </table:table-cell>
          <table:table-cell office:value-type="float" office:value="619.02" calcext:value-type="float">
            <text:p>619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32</text:p>
          </table:table-cell>
          <table:table-cell office:value-type="float" office:value="614.2" calcext:value-type="float">
            <text:p>614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34</text:p>
          </table:table-cell>
          <table:table-cell office:value-type="float" office:value="604.21" calcext:value-type="float">
            <text:p>604.2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36</text:p>
          </table:table-cell>
          <table:table-cell office:value-type="float" office:value="604.4" calcext:value-type="float">
            <text:p>604.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38</text:p>
          </table:table-cell>
          <table:table-cell office:value-type="float" office:value="542.46" calcext:value-type="float">
            <text:p>542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41</text:p>
          </table:table-cell>
          <table:table-cell office:value-type="float" office:value="559.35" calcext:value-type="float">
            <text:p>559.3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43</text:p>
          </table:table-cell>
          <table:table-cell office:value-type="float" office:value="556.46" calcext:value-type="float">
            <text:p>556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45</text:p>
          </table:table-cell>
          <table:table-cell office:value-type="float" office:value="568.53" calcext:value-type="float">
            <text:p>568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47</text:p>
          </table:table-cell>
          <table:table-cell office:value-type="float" office:value="564.88" calcext:value-type="float">
            <text:p>564.8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50</text:p>
          </table:table-cell>
          <table:table-cell office:value-type="float" office:value="570.28" calcext:value-type="float">
            <text:p>570.2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52</text:p>
          </table:table-cell>
          <table:table-cell office:value-type="float" office:value="579.7" calcext:value-type="float">
            <text:p>579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54</text:p>
          </table:table-cell>
          <table:table-cell office:value-type="float" office:value="574.87" calcext:value-type="float">
            <text:p>574.8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56</text:p>
          </table:table-cell>
          <table:table-cell office:value-type="float" office:value="574.16" calcext:value-type="float">
            <text:p>574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0:59</text:p>
          </table:table-cell>
          <table:table-cell office:value-type="float" office:value="569.3" calcext:value-type="float">
            <text:p>569.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01</text:p>
          </table:table-cell>
          <table:table-cell office:value-type="float" office:value="569.02" calcext:value-type="float">
            <text:p>569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03</text:p>
          </table:table-cell>
          <table:table-cell office:value-type="float" office:value="569.17" calcext:value-type="float">
            <text:p>569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05</text:p>
          </table:table-cell>
          <table:table-cell office:value-type="float" office:value="575.82" calcext:value-type="float">
            <text:p>575.8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08</text:p>
          </table:table-cell>
          <table:table-cell office:value-type="float" office:value="578.33" calcext:value-type="float">
            <text:p>578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10</text:p>
          </table:table-cell>
          <table:table-cell office:value-type="float" office:value="581.08" calcext:value-type="float">
            <text:p>581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12</text:p>
          </table:table-cell>
          <table:table-cell office:value-type="float" office:value="583.77" calcext:value-type="float">
            <text:p>583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14</text:p>
          </table:table-cell>
          <table:table-cell office:value-type="float" office:value="565.24" calcext:value-type="float">
            <text:p>565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17</text:p>
          </table:table-cell>
          <table:table-cell office:value-type="float" office:value="566.72" calcext:value-type="float">
            <text:p>566.7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19</text:p>
          </table:table-cell>
          <table:table-cell office:value-type="float" office:value="570.05" calcext:value-type="float">
            <text:p>570.0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21</text:p>
          </table:table-cell>
          <table:table-cell office:value-type="float" office:value="565.16" calcext:value-type="float">
            <text:p>565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23</text:p>
          </table:table-cell>
          <table:table-cell office:value-type="float" office:value="564.89" calcext:value-type="float">
            <text:p>564.8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26</text:p>
          </table:table-cell>
          <table:table-cell office:value-type="float" office:value="564.85" calcext:value-type="float">
            <text:p>564.8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28</text:p>
          </table:table-cell>
          <table:table-cell office:value-type="float" office:value="571.48" calcext:value-type="float">
            <text:p>571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30</text:p>
          </table:table-cell>
          <table:table-cell office:value-type="float" office:value="569.09" calcext:value-type="float">
            <text:p>569.0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33</text:p>
          </table:table-cell>
          <table:table-cell office:value-type="float" office:value="574.67" calcext:value-type="float">
            <text:p>574.6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35</text:p>
          </table:table-cell>
          <table:table-cell office:value-type="float" office:value="575.92" calcext:value-type="float">
            <text:p>575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37</text:p>
          </table:table-cell>
          <table:table-cell office:value-type="float" office:value="580.41" calcext:value-type="float">
            <text:p>580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39</text:p>
          </table:table-cell>
          <table:table-cell office:value-type="float" office:value="575.51" calcext:value-type="float">
            <text:p>575.5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42</text:p>
          </table:table-cell>
          <table:table-cell office:value-type="float" office:value="579.1" calcext:value-type="float">
            <text:p>579.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44</text:p>
          </table:table-cell>
          <table:table-cell office:value-type="float" office:value="579.17" calcext:value-type="float">
            <text:p>579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46</text:p>
          </table:table-cell>
          <table:table-cell office:value-type="float" office:value="579.52" calcext:value-type="float">
            <text:p>579.5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48</text:p>
          </table:table-cell>
          <table:table-cell office:value-type="float" office:value="579.52" calcext:value-type="float">
            <text:p>579.5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51</text:p>
          </table:table-cell>
          <table:table-cell office:value-type="float" office:value="586.06" calcext:value-type="float">
            <text:p>586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53</text:p>
          </table:table-cell>
          <table:table-cell office:value-type="float" office:value="582.2" calcext:value-type="float">
            <text:p>582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55</text:p>
          </table:table-cell>
          <table:table-cell office:value-type="float" office:value="583.68" calcext:value-type="float">
            <text:p>583.6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1:58</text:p>
          </table:table-cell>
          <table:table-cell office:value-type="float" office:value="586.41" calcext:value-type="float">
            <text:p>586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00</text:p>
          </table:table-cell>
          <table:table-cell office:value-type="float" office:value="594.27" calcext:value-type="float">
            <text:p>594.2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02</text:p>
          </table:table-cell>
          <table:table-cell office:value-type="float" office:value="565.87" calcext:value-type="float">
            <text:p>565.8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04</text:p>
          </table:table-cell>
          <table:table-cell office:value-type="float" office:value="574.75" calcext:value-type="float">
            <text:p>574.7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07</text:p>
          </table:table-cell>
          <table:table-cell office:value-type="float" office:value="571.51" calcext:value-type="float">
            <text:p>571.5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09</text:p>
          </table:table-cell>
          <table:table-cell office:value-type="float" office:value="571.42" calcext:value-type="float">
            <text:p>571.4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11</text:p>
          </table:table-cell>
          <table:table-cell office:value-type="float" office:value="571.26" calcext:value-type="float">
            <text:p>571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13</text:p>
          </table:table-cell>
          <table:table-cell office:value-type="float" office:value="571.26" calcext:value-type="float">
            <text:p>571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16</text:p>
          </table:table-cell>
          <table:table-cell office:value-type="float" office:value="573.94" calcext:value-type="float">
            <text:p>573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18</text:p>
          </table:table-cell>
          <table:table-cell office:value-type="float" office:value="580.34" calcext:value-type="float">
            <text:p>580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20</text:p>
          </table:table-cell>
          <table:table-cell office:value-type="float" office:value="577.59" calcext:value-type="float">
            <text:p>577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22</text:p>
          </table:table-cell>
          <table:table-cell office:value-type="float" office:value="579.3" calcext:value-type="float">
            <text:p>579.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25</text:p>
          </table:table-cell>
          <table:table-cell office:value-type="float" office:value="580.96" calcext:value-type="float">
            <text:p>580.9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27</text:p>
          </table:table-cell>
          <table:table-cell office:value-type="float" office:value="585.94" calcext:value-type="float">
            <text:p>585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29</text:p>
          </table:table-cell>
          <table:table-cell office:value-type="float" office:value="586.11" calcext:value-type="float">
            <text:p>586.1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31</text:p>
          </table:table-cell>
          <table:table-cell office:value-type="float" office:value="586.11" calcext:value-type="float">
            <text:p>586.1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34</text:p>
          </table:table-cell>
          <table:table-cell office:value-type="float" office:value="585.75" calcext:value-type="float">
            <text:p>585.7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36</text:p>
          </table:table-cell>
          <table:table-cell office:value-type="float" office:value="585.62" calcext:value-type="float">
            <text:p>585.6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38</text:p>
          </table:table-cell>
          <table:table-cell office:value-type="float" office:value="593.35" calcext:value-type="float">
            <text:p>593.3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41</text:p>
          </table:table-cell>
          <table:table-cell office:value-type="float" office:value="593.4" calcext:value-type="float">
            <text:p>593.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43</text:p>
          </table:table-cell>
          <table:table-cell office:value-type="float" office:value="563.7" calcext:value-type="float">
            <text:p>563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45</text:p>
          </table:table-cell>
          <table:table-cell office:value-type="float" office:value="576.55" calcext:value-type="float">
            <text:p>576.5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47</text:p>
          </table:table-cell>
          <table:table-cell office:value-type="float" office:value="578.13" calcext:value-type="float">
            <text:p>578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50</text:p>
          </table:table-cell>
          <table:table-cell office:value-type="float" office:value="583.37" calcext:value-type="float">
            <text:p>583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52</text:p>
          </table:table-cell>
          <table:table-cell office:value-type="float" office:value="578.4" calcext:value-type="float">
            <text:p>578.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54</text:p>
          </table:table-cell>
          <table:table-cell office:value-type="float" office:value="580.02" calcext:value-type="float">
            <text:p>580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56</text:p>
          </table:table-cell>
          <table:table-cell office:value-type="float" office:value="579.86" calcext:value-type="float">
            <text:p>579.8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2:59</text:p>
          </table:table-cell>
          <table:table-cell office:value-type="float" office:value="579.86" calcext:value-type="float">
            <text:p>579.8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01</text:p>
          </table:table-cell>
          <table:table-cell office:value-type="float" office:value="580.8" calcext:value-type="float">
            <text:p>580.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03</text:p>
          </table:table-cell>
          <table:table-cell office:value-type="float" office:value="582.42" calcext:value-type="float">
            <text:p>582.4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06</text:p>
          </table:table-cell>
          <table:table-cell office:value-type="float" office:value="585.13" calcext:value-type="float">
            <text:p>585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08</text:p>
          </table:table-cell>
          <table:table-cell office:value-type="float" office:value="592.81" calcext:value-type="float">
            <text:p>592.8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10</text:p>
          </table:table-cell>
          <table:table-cell office:value-type="float" office:value="587.95" calcext:value-type="float">
            <text:p>587.9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12</text:p>
          </table:table-cell>
          <table:table-cell office:value-type="float" office:value="596.17" calcext:value-type="float">
            <text:p>596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15</text:p>
          </table:table-cell>
          <table:table-cell office:value-type="float" office:value="593.32" calcext:value-type="float">
            <text:p>593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17</text:p>
          </table:table-cell>
          <table:table-cell office:value-type="float" office:value="594.75" calcext:value-type="float">
            <text:p>594.7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19</text:p>
          </table:table-cell>
          <table:table-cell office:value-type="float" office:value="594.78" calcext:value-type="float">
            <text:p>594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21</text:p>
          </table:table-cell>
          <table:table-cell office:value-type="float" office:value="599" calcext:value-type="float">
            <text:p>5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24</text:p>
          </table:table-cell>
          <table:table-cell office:value-type="float" office:value="599.03" calcext:value-type="float">
            <text:p>599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26</text:p>
          </table:table-cell>
          <table:table-cell office:value-type="float" office:value="606.53" calcext:value-type="float">
            <text:p>606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28</text:p>
          </table:table-cell>
          <table:table-cell office:value-type="float" office:value="581.25" calcext:value-type="float">
            <text:p>581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31</text:p>
          </table:table-cell>
          <table:table-cell office:value-type="float" office:value="576.28" calcext:value-type="float">
            <text:p>576.2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33</text:p>
          </table:table-cell>
          <table:table-cell office:value-type="float" office:value="583.64" calcext:value-type="float">
            <text:p>583.6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35</text:p>
          </table:table-cell>
          <table:table-cell office:value-type="float" office:value="587.42" calcext:value-type="float">
            <text:p>587.4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37</text:p>
          </table:table-cell>
          <table:table-cell office:value-type="float" office:value="582.34" calcext:value-type="float">
            <text:p>582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40</text:p>
          </table:table-cell>
          <table:table-cell office:value-type="float" office:value="591.39" calcext:value-type="float">
            <text:p>591.3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42</text:p>
          </table:table-cell>
          <table:table-cell office:value-type="float" office:value="592.26" calcext:value-type="float">
            <text:p>592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44</text:p>
          </table:table-cell>
          <table:table-cell office:value-type="float" office:value="586.37" calcext:value-type="float">
            <text:p>586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46</text:p>
          </table:table-cell>
          <table:table-cell office:value-type="float" office:value="586.38" calcext:value-type="float">
            <text:p>586.3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49</text:p>
          </table:table-cell>
          <table:table-cell office:value-type="float" office:value="592.4" calcext:value-type="float">
            <text:p>592.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51</text:p>
          </table:table-cell>
          <table:table-cell office:value-type="float" office:value="588.64" calcext:value-type="float">
            <text:p>588.6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53</text:p>
          </table:table-cell>
          <table:table-cell office:value-type="float" office:value="592.52" calcext:value-type="float">
            <text:p>592.5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55</text:p>
          </table:table-cell>
          <table:table-cell office:value-type="float" office:value="595.89" calcext:value-type="float">
            <text:p>595.8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3:58</text:p>
          </table:table-cell>
          <table:table-cell office:value-type="float" office:value="601.05" calcext:value-type="float">
            <text:p>601.0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00</text:p>
          </table:table-cell>
          <table:table-cell office:value-type="float" office:value="597.36" calcext:value-type="float">
            <text:p>597.3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02</text:p>
          </table:table-cell>
          <table:table-cell office:value-type="float" office:value="584.88" calcext:value-type="float">
            <text:p>584.8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05</text:p>
          </table:table-cell>
          <table:table-cell office:value-type="float" office:value="580.19" calcext:value-type="float">
            <text:p>580.1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07</text:p>
          </table:table-cell>
          <table:table-cell office:value-type="float" office:value="580.12" calcext:value-type="float">
            <text:p>580.1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09</text:p>
          </table:table-cell>
          <table:table-cell office:value-type="float" office:value="580.18" calcext:value-type="float">
            <text:p>580.1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11</text:p>
          </table:table-cell>
          <table:table-cell office:value-type="float" office:value="584.67" calcext:value-type="float">
            <text:p>584.6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14</text:p>
          </table:table-cell>
          <table:table-cell office:value-type="float" office:value="583.37" calcext:value-type="float">
            <text:p>583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16</text:p>
          </table:table-cell>
          <table:table-cell office:value-type="float" office:value="590.7" calcext:value-type="float">
            <text:p>590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18</text:p>
          </table:table-cell>
          <table:table-cell office:value-type="float" office:value="592.43" calcext:value-type="float">
            <text:p>592.4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20</text:p>
          </table:table-cell>
          <table:table-cell office:value-type="float" office:value="589.85" calcext:value-type="float">
            <text:p>589.8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23</text:p>
          </table:table-cell>
          <table:table-cell office:value-type="float" office:value="598.58" calcext:value-type="float">
            <text:p>598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25</text:p>
          </table:table-cell>
          <table:table-cell office:value-type="float" office:value="593.7" calcext:value-type="float">
            <text:p>593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27</text:p>
          </table:table-cell>
          <table:table-cell office:value-type="float" office:value="600.92" calcext:value-type="float">
            <text:p>600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29</text:p>
          </table:table-cell>
          <table:table-cell office:value-type="float" office:value="595.91" calcext:value-type="float">
            <text:p>595.9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32</text:p>
          </table:table-cell>
          <table:table-cell office:value-type="float" office:value="595.83" calcext:value-type="float">
            <text:p>595.8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34</text:p>
          </table:table-cell>
          <table:table-cell office:value-type="float" office:value="595.63" calcext:value-type="float">
            <text:p>595.6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36</text:p>
          </table:table-cell>
          <table:table-cell office:value-type="float" office:value="597.99" calcext:value-type="float">
            <text:p>597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39</text:p>
          </table:table-cell>
          <table:table-cell office:value-type="float" office:value="579.92" calcext:value-type="float">
            <text:p>579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41</text:p>
          </table:table-cell>
          <table:table-cell office:value-type="float" office:value="576.04" calcext:value-type="float">
            <text:p>576.0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43</text:p>
          </table:table-cell>
          <table:table-cell office:value-type="float" office:value="578.59" calcext:value-type="float">
            <text:p>578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45</text:p>
          </table:table-cell>
          <table:table-cell office:value-type="float" office:value="586.8" calcext:value-type="float">
            <text:p>586.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48</text:p>
          </table:table-cell>
          <table:table-cell office:value-type="float" office:value="581.93" calcext:value-type="float">
            <text:p>581.9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50</text:p>
          </table:table-cell>
          <table:table-cell office:value-type="float" office:value="566.2" calcext:value-type="float">
            <text:p>566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52</text:p>
          </table:table-cell>
          <table:table-cell office:value-type="float" office:value="561.32" calcext:value-type="float">
            <text:p>561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54</text:p>
          </table:table-cell>
          <table:table-cell office:value-type="float" office:value="561.2" calcext:value-type="float">
            <text:p>561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57</text:p>
          </table:table-cell>
          <table:table-cell office:value-type="float" office:value="561.23" calcext:value-type="float">
            <text:p>561.2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4:59</text:p>
          </table:table-cell>
          <table:table-cell office:value-type="float" office:value="566.95" calcext:value-type="float">
            <text:p>566.9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01</text:p>
          </table:table-cell>
          <table:table-cell office:value-type="float" office:value="571.66" calcext:value-type="float">
            <text:p>571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04</text:p>
          </table:table-cell>
          <table:table-cell office:value-type="float" office:value="570.24" calcext:value-type="float">
            <text:p>570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06</text:p>
          </table:table-cell>
          <table:table-cell office:value-type="float" office:value="568.59" calcext:value-type="float">
            <text:p>568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08</text:p>
          </table:table-cell>
          <table:table-cell office:value-type="float" office:value="570.77" calcext:value-type="float">
            <text:p>570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10</text:p>
          </table:table-cell>
          <table:table-cell office:value-type="float" office:value="574.16" calcext:value-type="float">
            <text:p>574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13</text:p>
          </table:table-cell>
          <table:table-cell office:value-type="float" office:value="607.01" calcext:value-type="float">
            <text:p>607.0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15</text:p>
          </table:table-cell>
          <table:table-cell office:value-type="float" office:value="595.32" calcext:value-type="float">
            <text:p>595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17</text:p>
          </table:table-cell>
          <table:table-cell office:value-type="float" office:value="574.53" calcext:value-type="float">
            <text:p>574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19</text:p>
          </table:table-cell>
          <table:table-cell office:value-type="float" office:value="583.92" calcext:value-type="float">
            <text:p>583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21</text:p>
          </table:table-cell>
          <table:table-cell office:value-type="float" office:value="583.9" calcext:value-type="float">
            <text:p>583.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24</text:p>
          </table:table-cell>
          <table:table-cell office:value-type="float" office:value="601.54" calcext:value-type="float">
            <text:p>601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26</text:p>
          </table:table-cell>
          <table:table-cell office:value-type="float" office:value="603" calcext:value-type="float">
            <text:p>6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28</text:p>
          </table:table-cell>
          <table:table-cell office:value-type="float" office:value="595.62" calcext:value-type="float">
            <text:p>595.6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30</text:p>
          </table:table-cell>
          <table:table-cell office:value-type="float" office:value="602.28" calcext:value-type="float">
            <text:p>602.2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32</text:p>
          </table:table-cell>
          <table:table-cell office:value-type="float" office:value="599.26" calcext:value-type="float">
            <text:p>599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34</text:p>
          </table:table-cell>
          <table:table-cell office:value-type="float" office:value="614.45" calcext:value-type="float">
            <text:p>614.4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37</text:p>
          </table:table-cell>
          <table:table-cell office:value-type="float" office:value="604.81" calcext:value-type="float">
            <text:p>604.8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39</text:p>
          </table:table-cell>
          <table:table-cell office:value-type="float" office:value="598.11" calcext:value-type="float">
            <text:p>598.1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41</text:p>
          </table:table-cell>
          <table:table-cell office:value-type="float" office:value="598.2" calcext:value-type="float">
            <text:p>598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43</text:p>
          </table:table-cell>
          <table:table-cell office:value-type="float" office:value="598.43" calcext:value-type="float">
            <text:p>598.4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45</text:p>
          </table:table-cell>
          <table:table-cell office:value-type="float" office:value="614.82" calcext:value-type="float">
            <text:p>614.8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47</text:p>
          </table:table-cell>
          <table:table-cell office:value-type="float" office:value="595.27" calcext:value-type="float">
            <text:p>595.2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50</text:p>
          </table:table-cell>
          <table:table-cell office:value-type="float" office:value="590.71" calcext:value-type="float">
            <text:p>590.7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52</text:p>
          </table:table-cell>
          <table:table-cell office:value-type="float" office:value="602.8" calcext:value-type="float">
            <text:p>602.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54</text:p>
          </table:table-cell>
          <table:table-cell office:value-type="float" office:value="607.98" calcext:value-type="float">
            <text:p>607.9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56</text:p>
          </table:table-cell>
          <table:table-cell office:value-type="float" office:value="621.13" calcext:value-type="float">
            <text:p>621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5:58</text:p>
          </table:table-cell>
          <table:table-cell office:value-type="float" office:value="609.99" calcext:value-type="float">
            <text:p>609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00</text:p>
          </table:table-cell>
          <table:table-cell office:value-type="float" office:value="610.63" calcext:value-type="float">
            <text:p>610.6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02</text:p>
          </table:table-cell>
          <table:table-cell office:value-type="float" office:value="607.49" calcext:value-type="float">
            <text:p>607.4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05</text:p>
          </table:table-cell>
          <table:table-cell office:value-type="float" office:value="600.61" calcext:value-type="float">
            <text:p>600.6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07</text:p>
          </table:table-cell>
          <table:table-cell office:value-type="float" office:value="600.68" calcext:value-type="float">
            <text:p>600.6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09</text:p>
          </table:table-cell>
          <table:table-cell office:value-type="float" office:value="609.29" calcext:value-type="float">
            <text:p>609.2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11</text:p>
          </table:table-cell>
          <table:table-cell office:value-type="float" office:value="606.44" calcext:value-type="float">
            <text:p>606.4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13</text:p>
          </table:table-cell>
          <table:table-cell office:value-type="float" office:value="616.48" calcext:value-type="float">
            <text:p>616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15</text:p>
          </table:table-cell>
          <table:table-cell office:value-type="float" office:value="618" calcext:value-type="float">
            <text:p>61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18</text:p>
          </table:table-cell>
          <table:table-cell office:value-type="float" office:value="623.9" calcext:value-type="float">
            <text:p>623.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20</text:p>
          </table:table-cell>
          <table:table-cell office:value-type="float" office:value="619.44" calcext:value-type="float">
            <text:p>619.4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22</text:p>
          </table:table-cell>
          <table:table-cell office:value-type="float" office:value="611.82" calcext:value-type="float">
            <text:p>611.8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24</text:p>
          </table:table-cell>
          <table:table-cell office:value-type="float" office:value="610.15" calcext:value-type="float">
            <text:p>610.1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26</text:p>
          </table:table-cell>
          <table:table-cell office:value-type="float" office:value="610.24" calcext:value-type="float">
            <text:p>610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28</text:p>
          </table:table-cell>
          <table:table-cell office:value-type="float" office:value="602.07" calcext:value-type="float">
            <text:p>602.0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31</text:p>
          </table:table-cell>
          <table:table-cell office:value-type="float" office:value="602.26" calcext:value-type="float">
            <text:p>602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33</text:p>
          </table:table-cell>
          <table:table-cell office:value-type="float" office:value="617.96" calcext:value-type="float">
            <text:p>617.9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35</text:p>
          </table:table-cell>
          <table:table-cell office:value-type="float" office:value="616.78" calcext:value-type="float">
            <text:p>616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37</text:p>
          </table:table-cell>
          <table:table-cell office:value-type="float" office:value="625.53" calcext:value-type="float">
            <text:p>625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39</text:p>
          </table:table-cell>
          <table:table-cell office:value-type="float" office:value="625.27" calcext:value-type="float">
            <text:p>625.2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41</text:p>
          </table:table-cell>
          <table:table-cell office:value-type="float" office:value="616.08" calcext:value-type="float">
            <text:p>616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44</text:p>
          </table:table-cell>
          <table:table-cell office:value-type="float" office:value="615.39" calcext:value-type="float">
            <text:p>615.3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46</text:p>
          </table:table-cell>
          <table:table-cell office:value-type="float" office:value="612.33" calcext:value-type="float">
            <text:p>612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48</text:p>
          </table:table-cell>
          <table:table-cell office:value-type="float" office:value="608.78" calcext:value-type="float">
            <text:p>608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50</text:p>
          </table:table-cell>
          <table:table-cell office:value-type="float" office:value="609.06" calcext:value-type="float">
            <text:p>609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52</text:p>
          </table:table-cell>
          <table:table-cell office:value-type="float" office:value="609.45" calcext:value-type="float">
            <text:p>609.4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54</text:p>
          </table:table-cell>
          <table:table-cell office:value-type="float" office:value="609.52" calcext:value-type="float">
            <text:p>609.5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57</text:p>
          </table:table-cell>
          <table:table-cell office:value-type="float" office:value="617.08" calcext:value-type="float">
            <text:p>617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6:59</text:p>
          </table:table-cell>
          <table:table-cell office:value-type="float" office:value="625.83" calcext:value-type="float">
            <text:p>625.8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01</text:p>
          </table:table-cell>
          <table:table-cell office:value-type="float" office:value="633.58" calcext:value-type="float">
            <text:p>633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03</text:p>
          </table:table-cell>
          <table:table-cell office:value-type="float" office:value="639.51" calcext:value-type="float">
            <text:p>639.5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05</text:p>
          </table:table-cell>
          <table:table-cell office:value-type="float" office:value="634.66" calcext:value-type="float">
            <text:p>634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07</text:p>
          </table:table-cell>
          <table:table-cell office:value-type="float" office:value="611.49" calcext:value-type="float">
            <text:p>611.4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10</text:p>
          </table:table-cell>
          <table:table-cell office:value-type="float" office:value="616.25" calcext:value-type="float">
            <text:p>616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12</text:p>
          </table:table-cell>
          <table:table-cell office:value-type="float" office:value="559.88" calcext:value-type="float">
            <text:p>559.8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14</text:p>
          </table:table-cell>
          <table:table-cell office:value-type="float" office:value="543.92" calcext:value-type="float">
            <text:p>543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16</text:p>
          </table:table-cell>
          <table:table-cell office:value-type="float" office:value="543.81" calcext:value-type="float">
            <text:p>543.8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18</text:p>
          </table:table-cell>
          <table:table-cell office:value-type="float" office:value="559.44" calcext:value-type="float">
            <text:p>559.4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21</text:p>
          </table:table-cell>
          <table:table-cell office:value-type="float" office:value="557.87" calcext:value-type="float">
            <text:p>557.8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23</text:p>
          </table:table-cell>
          <table:table-cell office:value-type="float" office:value="563.33" calcext:value-type="float">
            <text:p>563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25</text:p>
          </table:table-cell>
          <table:table-cell office:value-type="float" office:value="572.96" calcext:value-type="float">
            <text:p>572.9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28</text:p>
          </table:table-cell>
          <table:table-cell office:value-type="float" office:value="567.97" calcext:value-type="float">
            <text:p>567.9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30</text:p>
          </table:table-cell>
          <table:table-cell office:value-type="float" office:value="573.86" calcext:value-type="float">
            <text:p>573.8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32</text:p>
          </table:table-cell>
          <table:table-cell office:value-type="float" office:value="580.94" calcext:value-type="float">
            <text:p>580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34</text:p>
          </table:table-cell>
          <table:table-cell office:value-type="float" office:value="583.13" calcext:value-type="float">
            <text:p>583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37</text:p>
          </table:table-cell>
          <table:table-cell office:value-type="float" office:value="578.28" calcext:value-type="float">
            <text:p>578.2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39</text:p>
          </table:table-cell>
          <table:table-cell office:value-type="float" office:value="578.24" calcext:value-type="float">
            <text:p>578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41</text:p>
          </table:table-cell>
          <table:table-cell office:value-type="float" office:value="578.25" calcext:value-type="float">
            <text:p>578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43</text:p>
          </table:table-cell>
          <table:table-cell office:value-type="float" office:value="580.78" calcext:value-type="float">
            <text:p>580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46</text:p>
          </table:table-cell>
          <table:table-cell office:value-type="float" office:value="587.19" calcext:value-type="float">
            <text:p>587.1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48</text:p>
          </table:table-cell>
          <table:table-cell office:value-type="float" office:value="583.33" calcext:value-type="float">
            <text:p>583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50</text:p>
          </table:table-cell>
          <table:table-cell office:value-type="float" office:value="606.31" calcext:value-type="float">
            <text:p>606.3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52</text:p>
          </table:table-cell>
          <table:table-cell office:value-type="float" office:value="593.16" calcext:value-type="float">
            <text:p>593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54</text:p>
          </table:table-cell>
          <table:table-cell office:value-type="float" office:value="605.83" calcext:value-type="float">
            <text:p>605.8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57</text:p>
          </table:table-cell>
          <table:table-cell office:value-type="float" office:value="610.66" calcext:value-type="float">
            <text:p>610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7:59</text:p>
          </table:table-cell>
          <table:table-cell office:value-type="float" office:value="606.71" calcext:value-type="float">
            <text:p>606.7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01</text:p>
          </table:table-cell>
          <table:table-cell office:value-type="float" office:value="617.28" calcext:value-type="float">
            <text:p>617.2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03</text:p>
          </table:table-cell>
          <table:table-cell office:value-type="float" office:value="617.68" calcext:value-type="float">
            <text:p>617.6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05</text:p>
          </table:table-cell>
          <table:table-cell office:value-type="float" office:value="633.93" calcext:value-type="float">
            <text:p>633.9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07</text:p>
          </table:table-cell>
          <table:table-cell office:value-type="float" office:value="630.7" calcext:value-type="float">
            <text:p>630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10</text:p>
          </table:table-cell>
          <table:table-cell office:value-type="float" office:value="619.86" calcext:value-type="float">
            <text:p>619.8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12</text:p>
          </table:table-cell>
          <table:table-cell office:value-type="float" office:value="627.46" calcext:value-type="float">
            <text:p>627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14</text:p>
          </table:table-cell>
          <table:table-cell office:value-type="float" office:value="631.65" calcext:value-type="float">
            <text:p>631.6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16</text:p>
          </table:table-cell>
          <table:table-cell office:value-type="float" office:value="631.64" calcext:value-type="float">
            <text:p>631.6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18</text:p>
          </table:table-cell>
          <table:table-cell office:value-type="float" office:value="640.57" calcext:value-type="float">
            <text:p>640.5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20</text:p>
          </table:table-cell>
          <table:table-cell office:value-type="float" office:value="641.7" calcext:value-type="float">
            <text:p>641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22</text:p>
          </table:table-cell>
          <table:table-cell office:value-type="float" office:value="622.46" calcext:value-type="float">
            <text:p>622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25</text:p>
          </table:table-cell>
          <table:table-cell office:value-type="float" office:value="621.26" calcext:value-type="float">
            <text:p>621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27</text:p>
          </table:table-cell>
          <table:table-cell office:value-type="float" office:value="621.27" calcext:value-type="float">
            <text:p>621.2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29</text:p>
          </table:table-cell>
          <table:table-cell office:value-type="float" office:value="634.17" calcext:value-type="float">
            <text:p>634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31</text:p>
          </table:table-cell>
          <table:table-cell office:value-type="float" office:value="618.74" calcext:value-type="float">
            <text:p>618.7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33</text:p>
          </table:table-cell>
          <table:table-cell office:value-type="float" office:value="627.97" calcext:value-type="float">
            <text:p>627.9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35</text:p>
          </table:table-cell>
          <table:table-cell office:value-type="float" office:value="635.09" calcext:value-type="float">
            <text:p>635.0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38</text:p>
          </table:table-cell>
          <table:table-cell office:value-type="float" office:value="630.24" calcext:value-type="float">
            <text:p>630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40</text:p>
          </table:table-cell>
          <table:table-cell office:value-type="float" office:value="611.42" calcext:value-type="float">
            <text:p>611.4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42</text:p>
          </table:table-cell>
          <table:table-cell office:value-type="float" office:value="611.52" calcext:value-type="float">
            <text:p>611.5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44</text:p>
          </table:table-cell>
          <table:table-cell office:value-type="float" office:value="624.34" calcext:value-type="float">
            <text:p>624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46</text:p>
          </table:table-cell>
          <table:table-cell office:value-type="float" office:value="617.98" calcext:value-type="float">
            <text:p>617.9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48</text:p>
          </table:table-cell>
          <table:table-cell office:value-type="float" office:value="586.76" calcext:value-type="float">
            <text:p>586.7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51</text:p>
          </table:table-cell>
          <table:table-cell office:value-type="float" office:value="586.92" calcext:value-type="float">
            <text:p>586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53</text:p>
          </table:table-cell>
          <table:table-cell office:value-type="float" office:value="602.46" calcext:value-type="float">
            <text:p>602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55</text:p>
          </table:table-cell>
          <table:table-cell office:value-type="float" office:value="599.06" calcext:value-type="float">
            <text:p>599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57</text:p>
          </table:table-cell>
          <table:table-cell office:value-type="float" office:value="604.15" calcext:value-type="float">
            <text:p>604.1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8:59</text:p>
          </table:table-cell>
          <table:table-cell office:value-type="float" office:value="609.52" calcext:value-type="float">
            <text:p>609.5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01</text:p>
          </table:table-cell>
          <table:table-cell office:value-type="float" office:value="613.12" calcext:value-type="float">
            <text:p>613.1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04</text:p>
          </table:table-cell>
          <table:table-cell office:value-type="float" office:value="618.82" calcext:value-type="float">
            <text:p>618.8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06</text:p>
          </table:table-cell>
          <table:table-cell office:value-type="float" office:value="617.47" calcext:value-type="float">
            <text:p>617.4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08</text:p>
          </table:table-cell>
          <table:table-cell office:value-type="float" office:value="601.6" calcext:value-type="float">
            <text:p>601.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10</text:p>
          </table:table-cell>
          <table:table-cell office:value-type="float" office:value="599.88" calcext:value-type="float">
            <text:p>599.8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12</text:p>
          </table:table-cell>
          <table:table-cell office:value-type="float" office:value="600.13" calcext:value-type="float">
            <text:p>600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14</text:p>
          </table:table-cell>
          <table:table-cell office:value-type="float" office:value="600.16" calcext:value-type="float">
            <text:p>600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17</text:p>
          </table:table-cell>
          <table:table-cell office:value-type="float" office:value="608.39" calcext:value-type="float">
            <text:p>608.3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19</text:p>
          </table:table-cell>
          <table:table-cell office:value-type="float" office:value="604.6" calcext:value-type="float">
            <text:p>604.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21</text:p>
          </table:table-cell>
          <table:table-cell office:value-type="float" office:value="607.8" calcext:value-type="float">
            <text:p>607.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23</text:p>
          </table:table-cell>
          <table:table-cell office:value-type="float" office:value="609.51" calcext:value-type="float">
            <text:p>609.5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25</text:p>
          </table:table-cell>
          <table:table-cell office:value-type="float" office:value="615.98" calcext:value-type="float">
            <text:p>615.9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27</text:p>
          </table:table-cell>
          <table:table-cell office:value-type="float" office:value="613.06" calcext:value-type="float">
            <text:p>613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29</text:p>
          </table:table-cell>
          <table:table-cell office:value-type="float" office:value="613.41" calcext:value-type="float">
            <text:p>613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32</text:p>
          </table:table-cell>
          <table:table-cell office:value-type="float" office:value="605.99" calcext:value-type="float">
            <text:p>605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34</text:p>
          </table:table-cell>
          <table:table-cell office:value-type="float" office:value="606.41" calcext:value-type="float">
            <text:p>606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36</text:p>
          </table:table-cell>
          <table:table-cell office:value-type="float" office:value="606.16" calcext:value-type="float">
            <text:p>606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38</text:p>
          </table:table-cell>
          <table:table-cell office:value-type="float" office:value="606.41" calcext:value-type="float">
            <text:p>606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40</text:p>
          </table:table-cell>
          <table:table-cell office:value-type="float" office:value="611.99" calcext:value-type="float">
            <text:p>611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42</text:p>
          </table:table-cell>
          <table:table-cell office:value-type="float" office:value="610.91" calcext:value-type="float">
            <text:p>610.9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45</text:p>
          </table:table-cell>
          <table:table-cell office:value-type="float" office:value="608.44" calcext:value-type="float">
            <text:p>608.4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47</text:p>
          </table:table-cell>
          <table:table-cell office:value-type="float" office:value="625.54" calcext:value-type="float">
            <text:p>625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49</text:p>
          </table:table-cell>
          <table:table-cell office:value-type="float" office:value="611.53" calcext:value-type="float">
            <text:p>611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51</text:p>
          </table:table-cell>
          <table:table-cell office:value-type="float" office:value="616.56" calcext:value-type="float">
            <text:p>616.5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53</text:p>
          </table:table-cell>
          <table:table-cell office:value-type="float" office:value="620.24" calcext:value-type="float">
            <text:p>620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55</text:p>
          </table:table-cell>
          <table:table-cell office:value-type="float" office:value="622.54" calcext:value-type="float">
            <text:p>622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39:58</text:p>
          </table:table-cell>
          <table:table-cell office:value-type="float" office:value="616.94" calcext:value-type="float">
            <text:p>616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00</text:p>
          </table:table-cell>
          <table:table-cell office:value-type="float" office:value="617.05" calcext:value-type="float">
            <text:p>617.0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02</text:p>
          </table:table-cell>
          <table:table-cell office:value-type="float" office:value="549.54" calcext:value-type="float">
            <text:p>549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04</text:p>
          </table:table-cell>
          <table:table-cell office:value-type="float" office:value="566.91" calcext:value-type="float">
            <text:p>566.9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06</text:p>
          </table:table-cell>
          <table:table-cell office:value-type="float" office:value="567.66" calcext:value-type="float">
            <text:p>567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09</text:p>
          </table:table-cell>
          <table:table-cell office:value-type="float" office:value="573.55" calcext:value-type="float">
            <text:p>573.5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11</text:p>
          </table:table-cell>
          <table:table-cell office:value-type="float" office:value="581.28" calcext:value-type="float">
            <text:p>581.2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13</text:p>
          </table:table-cell>
          <table:table-cell office:value-type="float" office:value="590.58" calcext:value-type="float">
            <text:p>590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16</text:p>
          </table:table-cell>
          <table:table-cell office:value-type="float" office:value="585.8" calcext:value-type="float">
            <text:p>585.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18</text:p>
          </table:table-cell>
          <table:table-cell office:value-type="float" office:value="582.42" calcext:value-type="float">
            <text:p>582.4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20</text:p>
          </table:table-cell>
          <table:table-cell office:value-type="float" office:value="582.25" calcext:value-type="float">
            <text:p>582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22</text:p>
          </table:table-cell>
          <table:table-cell office:value-type="float" office:value="582.12" calcext:value-type="float">
            <text:p>582.1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25</text:p>
          </table:table-cell>
          <table:table-cell office:value-type="float" office:value="582.3" calcext:value-type="float">
            <text:p>582.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27</text:p>
          </table:table-cell>
          <table:table-cell office:value-type="float" office:value="588.99" calcext:value-type="float">
            <text:p>588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29</text:p>
          </table:table-cell>
          <table:table-cell office:value-type="float" office:value="585.36" calcext:value-type="float">
            <text:p>585.3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31</text:p>
          </table:table-cell>
          <table:table-cell office:value-type="float" office:value="586.93" calcext:value-type="float">
            <text:p>586.9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34</text:p>
          </table:table-cell>
          <table:table-cell office:value-type="float" office:value="589.72" calcext:value-type="float">
            <text:p>589.7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36</text:p>
          </table:table-cell>
          <table:table-cell office:value-type="float" office:value="592.95" calcext:value-type="float">
            <text:p>592.9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38</text:p>
          </table:table-cell>
          <table:table-cell office:value-type="float" office:value="598.39" calcext:value-type="float">
            <text:p>598.3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40</text:p>
          </table:table-cell>
          <table:table-cell office:value-type="float" office:value="580.49" calcext:value-type="float">
            <text:p>580.4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43</text:p>
          </table:table-cell>
          <table:table-cell office:value-type="float" office:value="578.93" calcext:value-type="float">
            <text:p>578.9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45</text:p>
          </table:table-cell>
          <table:table-cell office:value-type="float" office:value="575.76" calcext:value-type="float">
            <text:p>575.7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47</text:p>
          </table:table-cell>
          <table:table-cell office:value-type="float" office:value="575.75" calcext:value-type="float">
            <text:p>575.7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49</text:p>
          </table:table-cell>
          <table:table-cell office:value-type="float" office:value="575.48" calcext:value-type="float">
            <text:p>575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52</text:p>
          </table:table-cell>
          <table:table-cell office:value-type="float" office:value="578.18" calcext:value-type="float">
            <text:p>578.1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54</text:p>
          </table:table-cell>
          <table:table-cell office:value-type="float" office:value="585.59" calcext:value-type="float">
            <text:p>585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56</text:p>
          </table:table-cell>
          <table:table-cell office:value-type="float" office:value="580.6" calcext:value-type="float">
            <text:p>580.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0:59</text:p>
          </table:table-cell>
          <table:table-cell office:value-type="float" office:value="590.15" calcext:value-type="float">
            <text:p>590.1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01</text:p>
          </table:table-cell>
          <table:table-cell office:value-type="float" office:value="587.3" calcext:value-type="float">
            <text:p>587.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03</text:p>
          </table:table-cell>
          <table:table-cell office:value-type="float" office:value="595.91" calcext:value-type="float">
            <text:p>595.9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05</text:p>
          </table:table-cell>
          <table:table-cell office:value-type="float" office:value="596.16" calcext:value-type="float">
            <text:p>596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08</text:p>
          </table:table-cell>
          <table:table-cell office:value-type="float" office:value="591.27" calcext:value-type="float">
            <text:p>591.2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10</text:p>
          </table:table-cell>
          <table:table-cell office:value-type="float" office:value="591.22" calcext:value-type="float">
            <text:p>591.2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12</text:p>
          </table:table-cell>
          <table:table-cell office:value-type="float" office:value="591.29" calcext:value-type="float">
            <text:p>591.2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15</text:p>
          </table:table-cell>
          <table:table-cell office:value-type="float" office:value="597.73" calcext:value-type="float">
            <text:p>597.7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17</text:p>
          </table:table-cell>
          <table:table-cell office:value-type="float" office:value="595.13" calcext:value-type="float">
            <text:p>595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19</text:p>
          </table:table-cell>
          <table:table-cell office:value-type="float" office:value="602.86" calcext:value-type="float">
            <text:p>602.8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21</text:p>
          </table:table-cell>
          <table:table-cell office:value-type="float" office:value="605.11" calcext:value-type="float">
            <text:p>605.1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24</text:p>
          </table:table-cell>
          <table:table-cell office:value-type="float" office:value="606.57" calcext:value-type="float">
            <text:p>606.5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26</text:p>
          </table:table-cell>
          <table:table-cell office:value-type="float" office:value="581.25" calcext:value-type="float">
            <text:p>581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28</text:p>
          </table:table-cell>
          <table:table-cell office:value-type="float" office:value="587.51" calcext:value-type="float">
            <text:p>587.5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30</text:p>
          </table:table-cell>
          <table:table-cell office:value-type="float" office:value="582.62" calcext:value-type="float">
            <text:p>582.6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33</text:p>
          </table:table-cell>
          <table:table-cell office:value-type="float" office:value="582.4" calcext:value-type="float">
            <text:p>582.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35</text:p>
          </table:table-cell>
          <table:table-cell office:value-type="float" office:value="582.37" calcext:value-type="float">
            <text:p>582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37</text:p>
          </table:table-cell>
          <table:table-cell office:value-type="float" office:value="589.01" calcext:value-type="float">
            <text:p>589.0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40</text:p>
          </table:table-cell>
          <table:table-cell office:value-type="float" office:value="585.13" calcext:value-type="float">
            <text:p>585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42</text:p>
          </table:table-cell>
          <table:table-cell office:value-type="float" office:value="587.34" calcext:value-type="float">
            <text:p>587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44</text:p>
          </table:table-cell>
          <table:table-cell office:value-type="float" office:value="595.41" calcext:value-type="float">
            <text:p>595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46</text:p>
          </table:table-cell>
          <table:table-cell office:value-type="float" office:value="593.73" calcext:value-type="float">
            <text:p>593.7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49</text:p>
          </table:table-cell>
          <table:table-cell office:value-type="float" office:value="599.55" calcext:value-type="float">
            <text:p>599.5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51</text:p>
          </table:table-cell>
          <table:table-cell office:value-type="float" office:value="597.5" calcext:value-type="float">
            <text:p>597.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53</text:p>
          </table:table-cell>
          <table:table-cell office:value-type="float" office:value="602.62" calcext:value-type="float">
            <text:p>602.6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56</text:p>
          </table:table-cell>
          <table:table-cell office:value-type="float" office:value="597.67" calcext:value-type="float">
            <text:p>597.6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1:58</text:p>
          </table:table-cell>
          <table:table-cell office:value-type="float" office:value="597.34" calcext:value-type="float">
            <text:p>597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00</text:p>
          </table:table-cell>
          <table:table-cell office:value-type="float" office:value="597.68" calcext:value-type="float">
            <text:p>597.6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02</text:p>
          </table:table-cell>
          <table:table-cell office:value-type="float" office:value="600.25" calcext:value-type="float">
            <text:p>600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05</text:p>
          </table:table-cell>
          <table:table-cell office:value-type="float" office:value="607.77" calcext:value-type="float">
            <text:p>607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07</text:p>
          </table:table-cell>
          <table:table-cell office:value-type="float" office:value="602.88" calcext:value-type="float">
            <text:p>602.8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09</text:p>
          </table:table-cell>
          <table:table-cell office:value-type="float" office:value="584.67" calcext:value-type="float">
            <text:p>584.6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11</text:p>
          </table:table-cell>
          <table:table-cell office:value-type="float" office:value="584.65" calcext:value-type="float">
            <text:p>584.6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14</text:p>
          </table:table-cell>
          <table:table-cell office:value-type="float" office:value="594.22" calcext:value-type="float">
            <text:p>594.2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16</text:p>
          </table:table-cell>
          <table:table-cell office:value-type="float" office:value="589.33" calcext:value-type="float">
            <text:p>589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18</text:p>
          </table:table-cell>
          <table:table-cell office:value-type="float" office:value="590.23" calcext:value-type="float">
            <text:p>590.2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20</text:p>
          </table:table-cell>
          <table:table-cell office:value-type="float" office:value="589.99" calcext:value-type="float">
            <text:p>589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23</text:p>
          </table:table-cell>
          <table:table-cell office:value-type="float" office:value="590.18" calcext:value-type="float">
            <text:p>590.1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25</text:p>
          </table:table-cell>
          <table:table-cell office:value-type="float" office:value="597.9" calcext:value-type="float">
            <text:p>597.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27</text:p>
          </table:table-cell>
          <table:table-cell office:value-type="float" office:value="598.03" calcext:value-type="float">
            <text:p>598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29</text:p>
          </table:table-cell>
          <table:table-cell office:value-type="float" office:value="601.83" calcext:value-type="float">
            <text:p>601.8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32</text:p>
          </table:table-cell>
          <table:table-cell office:value-type="float" office:value="604.46" calcext:value-type="float">
            <text:p>604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34</text:p>
          </table:table-cell>
          <table:table-cell office:value-type="float" office:value="606.79" calcext:value-type="float">
            <text:p>606.7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36</text:p>
          </table:table-cell>
          <table:table-cell office:value-type="float" office:value="601.89" calcext:value-type="float">
            <text:p>601.8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39</text:p>
          </table:table-cell>
          <table:table-cell office:value-type="float" office:value="605.07" calcext:value-type="float">
            <text:p>605.0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41</text:p>
          </table:table-cell>
          <table:table-cell office:value-type="float" office:value="604.78" calcext:value-type="float">
            <text:p>604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43</text:p>
          </table:table-cell>
          <table:table-cell office:value-type="float" office:value="604.9" calcext:value-type="float">
            <text:p>604.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45</text:p>
          </table:table-cell>
          <table:table-cell office:value-type="float" office:value="604.88" calcext:value-type="float">
            <text:p>604.8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48</text:p>
          </table:table-cell>
          <table:table-cell office:value-type="float" office:value="584.48" calcext:value-type="float">
            <text:p>584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50</text:p>
          </table:table-cell>
          <table:table-cell office:value-type="float" office:value="581.58" calcext:value-type="float">
            <text:p>581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52</text:p>
          </table:table-cell>
          <table:table-cell office:value-type="float" office:value="587.32" calcext:value-type="float">
            <text:p>587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54</text:p>
          </table:table-cell>
          <table:table-cell office:value-type="float" office:value="569.53" calcext:value-type="float">
            <text:p>569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57</text:p>
          </table:table-cell>
          <table:table-cell office:value-type="float" office:value="571.76" calcext:value-type="float">
            <text:p>571.7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2:59</text:p>
          </table:table-cell>
          <table:table-cell office:value-type="float" office:value="571.53" calcext:value-type="float">
            <text:p>571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01</text:p>
          </table:table-cell>
          <table:table-cell office:value-type="float" office:value="574.39" calcext:value-type="float">
            <text:p>574.3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03</text:p>
          </table:table-cell>
          <table:table-cell office:value-type="float" office:value="572.06" calcext:value-type="float">
            <text:p>572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06</text:p>
          </table:table-cell>
          <table:table-cell office:value-type="float" office:value="571.95" calcext:value-type="float">
            <text:p>571.9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08</text:p>
          </table:table-cell>
          <table:table-cell office:value-type="float" office:value="571.95" calcext:value-type="float">
            <text:p>571.9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10</text:p>
          </table:table-cell>
          <table:table-cell office:value-type="float" office:value="573.7" calcext:value-type="float">
            <text:p>573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12</text:p>
          </table:table-cell>
          <table:table-cell office:value-type="float" office:value="576.61" calcext:value-type="float">
            <text:p>576.6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15</text:p>
          </table:table-cell>
          <table:table-cell office:value-type="float" office:value="577.59" calcext:value-type="float">
            <text:p>577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17</text:p>
          </table:table-cell>
          <table:table-cell office:value-type="float" office:value="584.86" calcext:value-type="float">
            <text:p>584.8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19</text:p>
          </table:table-cell>
          <table:table-cell office:value-type="float" office:value="587.35" calcext:value-type="float">
            <text:p>587.3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22</text:p>
          </table:table-cell>
          <table:table-cell office:value-type="float" office:value="589.66" calcext:value-type="float">
            <text:p>589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24</text:p>
          </table:table-cell>
          <table:table-cell office:value-type="float" office:value="584.77" calcext:value-type="float">
            <text:p>584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26</text:p>
          </table:table-cell>
          <table:table-cell office:value-type="float" office:value="587.41" calcext:value-type="float">
            <text:p>587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28</text:p>
          </table:table-cell>
          <table:table-cell office:value-type="float" office:value="596.2" calcext:value-type="float">
            <text:p>596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31</text:p>
          </table:table-cell>
          <table:table-cell office:value-type="float" office:value="593.05" calcext:value-type="float">
            <text:p>593.0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33</text:p>
          </table:table-cell>
          <table:table-cell office:value-type="float" office:value="592.51" calcext:value-type="float">
            <text:p>592.5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35</text:p>
          </table:table-cell>
          <table:table-cell office:value-type="float" office:value="601.25" calcext:value-type="float">
            <text:p>601.2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37</text:p>
          </table:table-cell>
          <table:table-cell office:value-type="float" office:value="608.02" calcext:value-type="float">
            <text:p>608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39</text:p>
          </table:table-cell>
          <table:table-cell office:value-type="float" office:value="595.23" calcext:value-type="float">
            <text:p>595.2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42</text:p>
          </table:table-cell>
          <table:table-cell office:value-type="float" office:value="597.56" calcext:value-type="float">
            <text:p>597.5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44</text:p>
          </table:table-cell>
          <table:table-cell office:value-type="float" office:value="603.04" calcext:value-type="float">
            <text:p>603.0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46</text:p>
          </table:table-cell>
          <table:table-cell office:value-type="float" office:value="608.77" calcext:value-type="float">
            <text:p>608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48</text:p>
          </table:table-cell>
          <table:table-cell office:value-type="float" office:value="603.97" calcext:value-type="float">
            <text:p>603.9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50</text:p>
          </table:table-cell>
          <table:table-cell office:value-type="float" office:value="606.79" calcext:value-type="float">
            <text:p>606.7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52</text:p>
          </table:table-cell>
          <table:table-cell office:value-type="float" office:value="608.13" calcext:value-type="float">
            <text:p>608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55</text:p>
          </table:table-cell>
          <table:table-cell office:value-type="float" office:value="608.26" calcext:value-type="float">
            <text:p>608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57</text:p>
          </table:table-cell>
          <table:table-cell office:value-type="float" office:value="608.35" calcext:value-type="float">
            <text:p>608.3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3:59</text:p>
          </table:table-cell>
          <table:table-cell office:value-type="float" office:value="613.32" calcext:value-type="float">
            <text:p>613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01</text:p>
          </table:table-cell>
          <table:table-cell office:value-type="float" office:value="605.16" calcext:value-type="float">
            <text:p>605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03</text:p>
          </table:table-cell>
          <table:table-cell office:value-type="float" office:value="609.43" calcext:value-type="float">
            <text:p>609.4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05</text:p>
          </table:table-cell>
          <table:table-cell office:value-type="float" office:value="615.15" calcext:value-type="float">
            <text:p>615.1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08</text:p>
          </table:table-cell>
          <table:table-cell office:value-type="float" office:value="607.24" calcext:value-type="float">
            <text:p>607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10</text:p>
          </table:table-cell>
          <table:table-cell office:value-type="float" office:value="604.32" calcext:value-type="float">
            <text:p>604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12</text:p>
          </table:table-cell>
          <table:table-cell office:value-type="float" office:value="604.56" calcext:value-type="float">
            <text:p>604.5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14</text:p>
          </table:table-cell>
          <table:table-cell office:value-type="float" office:value="604.74" calcext:value-type="float">
            <text:p>604.7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16</text:p>
          </table:table-cell>
          <table:table-cell office:value-type="float" office:value="600.17" calcext:value-type="float">
            <text:p>600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18</text:p>
          </table:table-cell>
          <table:table-cell office:value-type="float" office:value="600.16" calcext:value-type="float">
            <text:p>600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20</text:p>
          </table:table-cell>
          <table:table-cell office:value-type="float" office:value="607.35" calcext:value-type="float">
            <text:p>607.3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23</text:p>
          </table:table-cell>
          <table:table-cell office:value-type="float" office:value="606.79" calcext:value-type="float">
            <text:p>606.7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25</text:p>
          </table:table-cell>
          <table:table-cell office:value-type="float" office:value="613.76" calcext:value-type="float">
            <text:p>613.7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27</text:p>
          </table:table-cell>
          <table:table-cell office:value-type="float" office:value="617.29" calcext:value-type="float">
            <text:p>617.2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29</text:p>
          </table:table-cell>
          <table:table-cell office:value-type="float" office:value="620.9" calcext:value-type="float">
            <text:p>620.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31</text:p>
          </table:table-cell>
          <table:table-cell office:value-type="float" office:value="612.14" calcext:value-type="float">
            <text:p>612.1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33</text:p>
          </table:table-cell>
          <table:table-cell office:value-type="float" office:value="610.16" calcext:value-type="float">
            <text:p>610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36</text:p>
          </table:table-cell>
          <table:table-cell office:value-type="float" office:value="612.55" calcext:value-type="float">
            <text:p>612.5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38</text:p>
          </table:table-cell>
          <table:table-cell office:value-type="float" office:value="613.06" calcext:value-type="float">
            <text:p>613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40</text:p>
          </table:table-cell>
          <table:table-cell office:value-type="float" office:value="604.53" calcext:value-type="float">
            <text:p>604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42</text:p>
          </table:table-cell>
          <table:table-cell office:value-type="float" office:value="604.77" calcext:value-type="float">
            <text:p>604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44</text:p>
          </table:table-cell>
          <table:table-cell office:value-type="float" office:value="619.68" calcext:value-type="float">
            <text:p>619.6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46</text:p>
          </table:table-cell>
          <table:table-cell office:value-type="float" office:value="612.96" calcext:value-type="float">
            <text:p>612.9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49</text:p>
          </table:table-cell>
          <table:table-cell office:value-type="float" office:value="619.17" calcext:value-type="float">
            <text:p>619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51</text:p>
          </table:table-cell>
          <table:table-cell office:value-type="float" office:value="625.17" calcext:value-type="float">
            <text:p>625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53</text:p>
          </table:table-cell>
          <table:table-cell office:value-type="float" office:value="627.43" calcext:value-type="float">
            <text:p>627.4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55</text:p>
          </table:table-cell>
          <table:table-cell office:value-type="float" office:value="633.52" calcext:value-type="float">
            <text:p>633.5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57</text:p>
          </table:table-cell>
          <table:table-cell office:value-type="float" office:value="630.73" calcext:value-type="float">
            <text:p>630.7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4:59</text:p>
          </table:table-cell>
          <table:table-cell office:value-type="float" office:value="616.46" calcext:value-type="float">
            <text:p>616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02</text:p>
          </table:table-cell>
          <table:table-cell office:value-type="float" office:value="617.56" calcext:value-type="float">
            <text:p>617.5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04</text:p>
          </table:table-cell>
          <table:table-cell office:value-type="float" office:value="617.61" calcext:value-type="float">
            <text:p>617.6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06</text:p>
          </table:table-cell>
          <table:table-cell office:value-type="float" office:value="617.33" calcext:value-type="float">
            <text:p>617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08</text:p>
          </table:table-cell>
          <table:table-cell office:value-type="float" office:value="625.04" calcext:value-type="float">
            <text:p>625.0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10</text:p>
          </table:table-cell>
          <table:table-cell office:value-type="float" office:value="627.79" calcext:value-type="float">
            <text:p>627.7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12</text:p>
          </table:table-cell>
          <table:table-cell office:value-type="float" office:value="623.91" calcext:value-type="float">
            <text:p>623.9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14</text:p>
          </table:table-cell>
          <table:table-cell office:value-type="float" office:value="617.18" calcext:value-type="float">
            <text:p>617.1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17</text:p>
          </table:table-cell>
          <table:table-cell office:value-type="float" office:value="617.32" calcext:value-type="float">
            <text:p>617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19</text:p>
          </table:table-cell>
          <table:table-cell office:value-type="float" office:value="644.63" calcext:value-type="float">
            <text:p>644.6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21</text:p>
          </table:table-cell>
          <table:table-cell office:value-type="float" office:value="632.32" calcext:value-type="float">
            <text:p>632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23</text:p>
          </table:table-cell>
          <table:table-cell office:value-type="float" office:value="627.43" calcext:value-type="float">
            <text:p>627.4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25</text:p>
          </table:table-cell>
          <table:table-cell office:value-type="float" office:value="625.77" calcext:value-type="float">
            <text:p>625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27</text:p>
          </table:table-cell>
          <table:table-cell office:value-type="float" office:value="557.48" calcext:value-type="float">
            <text:p>557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30</text:p>
          </table:table-cell>
          <table:table-cell office:value-type="float" office:value="557.51" calcext:value-type="float">
            <text:p>557.5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32</text:p>
          </table:table-cell>
          <table:table-cell office:value-type="float" office:value="570.97" calcext:value-type="float">
            <text:p>570.9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34</text:p>
          </table:table-cell>
          <table:table-cell office:value-type="float" office:value="578.36" calcext:value-type="float">
            <text:p>578.3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36</text:p>
          </table:table-cell>
          <table:table-cell office:value-type="float" office:value="579.02" calcext:value-type="float">
            <text:p>579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39</text:p>
          </table:table-cell>
          <table:table-cell office:value-type="float" office:value="588.36" calcext:value-type="float">
            <text:p>588.3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41</text:p>
          </table:table-cell>
          <table:table-cell office:value-type="float" office:value="591.57" calcext:value-type="float">
            <text:p>591.5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43</text:p>
          </table:table-cell>
          <table:table-cell office:value-type="float" office:value="594.14" calcext:value-type="float">
            <text:p>594.1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46</text:p>
          </table:table-cell>
          <table:table-cell office:value-type="float" office:value="590.31" calcext:value-type="float">
            <text:p>590.3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48</text:p>
          </table:table-cell>
          <table:table-cell office:value-type="float" office:value="590.33" calcext:value-type="float">
            <text:p>590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50</text:p>
          </table:table-cell>
          <table:table-cell office:value-type="float" office:value="590.31" calcext:value-type="float">
            <text:p>590.3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52</text:p>
          </table:table-cell>
          <table:table-cell office:value-type="float" office:value="590.41" calcext:value-type="float">
            <text:p>590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55</text:p>
          </table:table-cell>
          <table:table-cell office:value-type="float" office:value="597.05" calcext:value-type="float">
            <text:p>597.0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57</text:p>
          </table:table-cell>
          <table:table-cell office:value-type="float" office:value="594.3" calcext:value-type="float">
            <text:p>594.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5:59</text:p>
          </table:table-cell>
          <table:table-cell office:value-type="float" office:value="602.43" calcext:value-type="float">
            <text:p>602.4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02</text:p>
          </table:table-cell>
          <table:table-cell office:value-type="float" office:value="599.14" calcext:value-type="float">
            <text:p>599.1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04</text:p>
          </table:table-cell>
          <table:table-cell office:value-type="float" office:value="600.03" calcext:value-type="float">
            <text:p>600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06</text:p>
          </table:table-cell>
          <table:table-cell office:value-type="float" office:value="579.38" calcext:value-type="float">
            <text:p>579.3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08</text:p>
          </table:table-cell>
          <table:table-cell office:value-type="float" office:value="581.54" calcext:value-type="float">
            <text:p>581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11</text:p>
          </table:table-cell>
          <table:table-cell office:value-type="float" office:value="582.19" calcext:value-type="float">
            <text:p>582.1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13</text:p>
          </table:table-cell>
          <table:table-cell office:value-type="float" office:value="582.02" calcext:value-type="float">
            <text:p>582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15</text:p>
          </table:table-cell>
          <table:table-cell office:value-type="float" office:value="581.92" calcext:value-type="float">
            <text:p>581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17</text:p>
          </table:table-cell>
          <table:table-cell office:value-type="float" office:value="583.71" calcext:value-type="float">
            <text:p>583.7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20</text:p>
          </table:table-cell>
          <table:table-cell office:value-type="float" office:value="584.23" calcext:value-type="float">
            <text:p>584.2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22</text:p>
          </table:table-cell>
          <table:table-cell office:value-type="float" office:value="587.07" calcext:value-type="float">
            <text:p>587.0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24</text:p>
          </table:table-cell>
          <table:table-cell office:value-type="float" office:value="588.64" calcext:value-type="float">
            <text:p>588.6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26</text:p>
          </table:table-cell>
          <table:table-cell office:value-type="float" office:value="591.13" calcext:value-type="float">
            <text:p>591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29</text:p>
          </table:table-cell>
          <table:table-cell office:value-type="float" office:value="598.86" calcext:value-type="float">
            <text:p>598.8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31</text:p>
          </table:table-cell>
          <table:table-cell office:value-type="float" office:value="593.98" calcext:value-type="float">
            <text:p>593.9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33</text:p>
          </table:table-cell>
          <table:table-cell office:value-type="float" office:value="601.64" calcext:value-type="float">
            <text:p>601.6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35</text:p>
          </table:table-cell>
          <table:table-cell office:value-type="float" office:value="596.69" calcext:value-type="float">
            <text:p>596.6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38</text:p>
          </table:table-cell>
          <table:table-cell office:value-type="float" office:value="596.64" calcext:value-type="float">
            <text:p>596.6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40</text:p>
          </table:table-cell>
          <table:table-cell office:value-type="float" office:value="596.54" calcext:value-type="float">
            <text:p>596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42</text:p>
          </table:table-cell>
          <table:table-cell office:value-type="float" office:value="599.45" calcext:value-type="float">
            <text:p>599.4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44</text:p>
          </table:table-cell>
          <table:table-cell office:value-type="float" office:value="605.74" calcext:value-type="float">
            <text:p>605.7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47</text:p>
          </table:table-cell>
          <table:table-cell office:value-type="float" office:value="602.31" calcext:value-type="float">
            <text:p>602.3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49</text:p>
          </table:table-cell>
          <table:table-cell office:value-type="float" office:value="578.53" calcext:value-type="float">
            <text:p>578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51</text:p>
          </table:table-cell>
          <table:table-cell office:value-type="float" office:value="560.03" calcext:value-type="float">
            <text:p>560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54</text:p>
          </table:table-cell>
          <table:table-cell office:value-type="float" office:value="563.91" calcext:value-type="float">
            <text:p>563.9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56</text:p>
          </table:table-cell>
          <table:table-cell office:value-type="float" office:value="563.76" calcext:value-type="float">
            <text:p>563.7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6:58</text:p>
          </table:table-cell>
          <table:table-cell office:value-type="float" office:value="563.81" calcext:value-type="float">
            <text:p>563.8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00</text:p>
          </table:table-cell>
          <table:table-cell office:value-type="float" office:value="563.73" calcext:value-type="float">
            <text:p>563.7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03</text:p>
          </table:table-cell>
          <table:table-cell office:value-type="float" office:value="563.68" calcext:value-type="float">
            <text:p>563.6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05</text:p>
          </table:table-cell>
          <table:table-cell office:value-type="float" office:value="570.75" calcext:value-type="float">
            <text:p>570.7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07</text:p>
          </table:table-cell>
          <table:table-cell office:value-type="float" office:value="570.92" calcext:value-type="float">
            <text:p>570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09</text:p>
          </table:table-cell>
          <table:table-cell office:value-type="float" office:value="574.02" calcext:value-type="float">
            <text:p>574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12</text:p>
          </table:table-cell>
          <table:table-cell office:value-type="float" office:value="571.35" calcext:value-type="float">
            <text:p>571.3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14</text:p>
          </table:table-cell>
          <table:table-cell office:value-type="float" office:value="573.6" calcext:value-type="float">
            <text:p>573.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16</text:p>
          </table:table-cell>
          <table:table-cell office:value-type="float" office:value="582.61" calcext:value-type="float">
            <text:p>582.6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19</text:p>
          </table:table-cell>
          <table:table-cell office:value-type="float" office:value="581.26" calcext:value-type="float">
            <text:p>581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21</text:p>
          </table:table-cell>
          <table:table-cell office:value-type="float" office:value="578.94" calcext:value-type="float">
            <text:p>578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23</text:p>
          </table:table-cell>
          <table:table-cell office:value-type="float" office:value="578.84" calcext:value-type="float">
            <text:p>578.8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25</text:p>
          </table:table-cell>
          <table:table-cell office:value-type="float" office:value="578.82" calcext:value-type="float">
            <text:p>578.8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28</text:p>
          </table:table-cell>
          <table:table-cell office:value-type="float" office:value="585.43" calcext:value-type="float">
            <text:p>585.4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30</text:p>
          </table:table-cell>
          <table:table-cell office:value-type="float" office:value="581.54" calcext:value-type="float">
            <text:p>581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32</text:p>
          </table:table-cell>
          <table:table-cell office:value-type="float" office:value="584.45" calcext:value-type="float">
            <text:p>584.4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35</text:p>
          </table:table-cell>
          <table:table-cell office:value-type="float" office:value="586.92" calcext:value-type="float">
            <text:p>586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37</text:p>
          </table:table-cell>
          <table:table-cell office:value-type="float" office:value="564.31" calcext:value-type="float">
            <text:p>564.3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39</text:p>
          </table:table-cell>
          <table:table-cell office:value-type="float" office:value="566.99" calcext:value-type="float">
            <text:p>566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41</text:p>
          </table:table-cell>
          <table:table-cell office:value-type="float" office:value="572.79" calcext:value-type="float">
            <text:p>572.7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44</text:p>
          </table:table-cell>
          <table:table-cell office:value-type="float" office:value="569.46" calcext:value-type="float">
            <text:p>569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46</text:p>
          </table:table-cell>
          <table:table-cell office:value-type="float" office:value="570.2" calcext:value-type="float">
            <text:p>570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48</text:p>
          </table:table-cell>
          <table:table-cell office:value-type="float" office:value="569.36" calcext:value-type="float">
            <text:p>569.3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51</text:p>
          </table:table-cell>
          <table:table-cell office:value-type="float" office:value="569.36" calcext:value-type="float">
            <text:p>569.3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53</text:p>
          </table:table-cell>
          <table:table-cell office:value-type="float" office:value="573.18" calcext:value-type="float">
            <text:p>573.1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55</text:p>
          </table:table-cell>
          <table:table-cell office:value-type="float" office:value="581.54" calcext:value-type="float">
            <text:p>581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57</text:p>
          </table:table-cell>
          <table:table-cell office:value-type="float" office:value="576.58" calcext:value-type="float">
            <text:p>576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7:59</text:p>
          </table:table-cell>
          <table:table-cell office:value-type="float" office:value="578.2" calcext:value-type="float">
            <text:p>578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02</text:p>
          </table:table-cell>
          <table:table-cell office:value-type="float" office:value="580.54" calcext:value-type="float">
            <text:p>580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04</text:p>
          </table:table-cell>
          <table:table-cell office:value-type="float" office:value="584.02" calcext:value-type="float">
            <text:p>584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06</text:p>
          </table:table-cell>
          <table:table-cell office:value-type="float" office:value="591.09" calcext:value-type="float">
            <text:p>591.0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09</text:p>
          </table:table-cell>
          <table:table-cell office:value-type="float" office:value="584.37" calcext:value-type="float">
            <text:p>584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11</text:p>
          </table:table-cell>
          <table:table-cell office:value-type="float" office:value="584.37" calcext:value-type="float">
            <text:p>584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13</text:p>
          </table:table-cell>
          <table:table-cell office:value-type="float" office:value="584.38" calcext:value-type="float">
            <text:p>584.3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15</text:p>
          </table:table-cell>
          <table:table-cell office:value-type="float" office:value="590.73" calcext:value-type="float">
            <text:p>590.7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18</text:p>
          </table:table-cell>
          <table:table-cell office:value-type="float" office:value="586.92" calcext:value-type="float">
            <text:p>586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20</text:p>
          </table:table-cell>
          <table:table-cell office:value-type="float" office:value="560.99" calcext:value-type="float">
            <text:p>560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22</text:p>
          </table:table-cell>
          <table:table-cell office:value-type="float" office:value="571.37" calcext:value-type="float">
            <text:p>571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24</text:p>
          </table:table-cell>
          <table:table-cell office:value-type="float" office:value="578.47" calcext:value-type="float">
            <text:p>578.4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27</text:p>
          </table:table-cell>
          <table:table-cell office:value-type="float" office:value="576.19" calcext:value-type="float">
            <text:p>576.1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29</text:p>
          </table:table-cell>
          <table:table-cell office:value-type="float" office:value="581.86" calcext:value-type="float">
            <text:p>581.8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31</text:p>
          </table:table-cell>
          <table:table-cell office:value-type="float" office:value="578.34" calcext:value-type="float">
            <text:p>578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34</text:p>
          </table:table-cell>
          <table:table-cell office:value-type="float" office:value="578.26" calcext:value-type="float">
            <text:p>578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36</text:p>
          </table:table-cell>
          <table:table-cell office:value-type="float" office:value="578.24" calcext:value-type="float">
            <text:p>578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38</text:p>
          </table:table-cell>
          <table:table-cell office:value-type="float" office:value="578.24" calcext:value-type="float">
            <text:p>578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40</text:p>
          </table:table-cell>
          <table:table-cell office:value-type="float" office:value="581.2" calcext:value-type="float">
            <text:p>581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43</text:p>
          </table:table-cell>
          <table:table-cell office:value-type="float" office:value="587.78" calcext:value-type="float">
            <text:p>587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45</text:p>
          </table:table-cell>
          <table:table-cell office:value-type="float" office:value="584.35" calcext:value-type="float">
            <text:p>584.3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47</text:p>
          </table:table-cell>
          <table:table-cell office:value-type="float" office:value="585.53" calcext:value-type="float">
            <text:p>585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49</text:p>
          </table:table-cell>
          <table:table-cell office:value-type="float" office:value="587.69" calcext:value-type="float">
            <text:p>587.6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52</text:p>
          </table:table-cell>
          <table:table-cell office:value-type="float" office:value="594.83" calcext:value-type="float">
            <text:p>594.8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54</text:p>
          </table:table-cell>
          <table:table-cell office:value-type="float" office:value="596.7" calcext:value-type="float">
            <text:p>596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56</text:p>
          </table:table-cell>
          <table:table-cell office:value-type="float" office:value="592.83" calcext:value-type="float">
            <text:p>592.8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8:58</text:p>
          </table:table-cell>
          <table:table-cell office:value-type="float" office:value="593.55" calcext:value-type="float">
            <text:p>593.5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01</text:p>
          </table:table-cell>
          <table:table-cell office:value-type="float" office:value="593.47" calcext:value-type="float">
            <text:p>593.4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03</text:p>
          </table:table-cell>
          <table:table-cell office:value-type="float" office:value="598.99" calcext:value-type="float">
            <text:p>598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05</text:p>
          </table:table-cell>
          <table:table-cell office:value-type="float" office:value="574.89" calcext:value-type="float">
            <text:p>574.8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08</text:p>
          </table:table-cell>
          <table:table-cell office:value-type="float" office:value="576.76" calcext:value-type="float">
            <text:p>576.7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10</text:p>
          </table:table-cell>
          <table:table-cell office:value-type="float" office:value="578.59" calcext:value-type="float">
            <text:p>578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12</text:p>
          </table:table-cell>
          <table:table-cell office:value-type="float" office:value="581.54" calcext:value-type="float">
            <text:p>581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14</text:p>
          </table:table-cell>
          <table:table-cell office:value-type="float" office:value="587.85" calcext:value-type="float">
            <text:p>587.8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17</text:p>
          </table:table-cell>
          <table:table-cell office:value-type="float" office:value="591.07" calcext:value-type="float">
            <text:p>591.0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19</text:p>
          </table:table-cell>
          <table:table-cell office:value-type="float" office:value="586.17" calcext:value-type="float">
            <text:p>586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21</text:p>
          </table:table-cell>
          <table:table-cell office:value-type="float" office:value="586.08" calcext:value-type="float">
            <text:p>586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23</text:p>
          </table:table-cell>
          <table:table-cell office:value-type="float" office:value="586.07" calcext:value-type="float">
            <text:p>586.0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26</text:p>
          </table:table-cell>
          <table:table-cell office:value-type="float" office:value="592.51" calcext:value-type="float">
            <text:p>592.5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28</text:p>
          </table:table-cell>
          <table:table-cell office:value-type="float" office:value="589.78" calcext:value-type="float">
            <text:p>589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30</text:p>
          </table:table-cell>
          <table:table-cell office:value-type="float" office:value="597.88" calcext:value-type="float">
            <text:p>597.8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33</text:p>
          </table:table-cell>
          <table:table-cell office:value-type="float" office:value="598.82" calcext:value-type="float">
            <text:p>598.8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35</text:p>
          </table:table-cell>
          <table:table-cell office:value-type="float" office:value="597.4" calcext:value-type="float">
            <text:p>597.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37</text:p>
          </table:table-cell>
          <table:table-cell office:value-type="float" office:value="599.79" calcext:value-type="float">
            <text:p>599.7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39</text:p>
          </table:table-cell>
          <table:table-cell office:value-type="float" office:value="571.33" calcext:value-type="float">
            <text:p>571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42</text:p>
          </table:table-cell>
          <table:table-cell office:value-type="float" office:value="583.95" calcext:value-type="float">
            <text:p>583.9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44</text:p>
          </table:table-cell>
          <table:table-cell office:value-type="float" office:value="579.17" calcext:value-type="float">
            <text:p>579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46</text:p>
          </table:table-cell>
          <table:table-cell office:value-type="float" office:value="579.14" calcext:value-type="float">
            <text:p>579.1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48</text:p>
          </table:table-cell>
          <table:table-cell office:value-type="float" office:value="579" calcext:value-type="float">
            <text:p>57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51</text:p>
          </table:table-cell>
          <table:table-cell office:value-type="float" office:value="583.04" calcext:value-type="float">
            <text:p>583.0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53</text:p>
          </table:table-cell>
          <table:table-cell office:value-type="float" office:value="589.43" calcext:value-type="float">
            <text:p>589.4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55</text:p>
          </table:table-cell>
          <table:table-cell office:value-type="float" office:value="591.49" calcext:value-type="float">
            <text:p>591.4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49:57</text:p>
          </table:table-cell>
          <table:table-cell office:value-type="float" office:value="594.08" calcext:value-type="float">
            <text:p>594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00</text:p>
          </table:table-cell>
          <table:table-cell office:value-type="float" office:value="596.37" calcext:value-type="float">
            <text:p>596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02</text:p>
          </table:table-cell>
          <table:table-cell office:value-type="float" office:value="591.49" calcext:value-type="float">
            <text:p>591.4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04</text:p>
          </table:table-cell>
          <table:table-cell office:value-type="float" office:value="594.57" calcext:value-type="float">
            <text:p>594.5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06</text:p>
          </table:table-cell>
          <table:table-cell office:value-type="float" office:value="594.5" calcext:value-type="float">
            <text:p>594.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09</text:p>
          </table:table-cell>
          <table:table-cell office:value-type="float" office:value="594.74" calcext:value-type="float">
            <text:p>594.7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11</text:p>
          </table:table-cell>
          <table:table-cell office:value-type="float" office:value="594.6" calcext:value-type="float">
            <text:p>594.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13</text:p>
          </table:table-cell>
          <table:table-cell office:value-type="float" office:value="597.17" calcext:value-type="float">
            <text:p>597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16</text:p>
          </table:table-cell>
          <table:table-cell office:value-type="float" office:value="603.61" calcext:value-type="float">
            <text:p>603.6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18</text:p>
          </table:table-cell>
          <table:table-cell office:value-type="float" office:value="600.48" calcext:value-type="float">
            <text:p>600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20</text:p>
          </table:table-cell>
          <table:table-cell office:value-type="float" office:value="606.89" calcext:value-type="float">
            <text:p>606.8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22</text:p>
          </table:table-cell>
          <table:table-cell office:value-type="float" office:value="582.72" calcext:value-type="float">
            <text:p>582.7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25</text:p>
          </table:table-cell>
          <table:table-cell office:value-type="float" office:value="584.51" calcext:value-type="float">
            <text:p>584.5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27</text:p>
          </table:table-cell>
          <table:table-cell office:value-type="float" office:value="591.66" calcext:value-type="float">
            <text:p>591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29</text:p>
          </table:table-cell>
          <table:table-cell office:value-type="float" office:value="586.75" calcext:value-type="float">
            <text:p>586.7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31</text:p>
          </table:table-cell>
          <table:table-cell office:value-type="float" office:value="586.67" calcext:value-type="float">
            <text:p>586.6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34</text:p>
          </table:table-cell>
          <table:table-cell office:value-type="float" office:value="586.68" calcext:value-type="float">
            <text:p>586.6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36</text:p>
          </table:table-cell>
          <table:table-cell office:value-type="float" office:value="593.12" calcext:value-type="float">
            <text:p>593.1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38</text:p>
          </table:table-cell>
          <table:table-cell office:value-type="float" office:value="589.37" calcext:value-type="float">
            <text:p>589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40</text:p>
          </table:table-cell>
          <table:table-cell office:value-type="float" office:value="596.7" calcext:value-type="float">
            <text:p>596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43</text:p>
          </table:table-cell>
          <table:table-cell office:value-type="float" office:value="600.03" calcext:value-type="float">
            <text:p>600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45</text:p>
          </table:table-cell>
          <table:table-cell office:value-type="float" office:value="602.8" calcext:value-type="float">
            <text:p>602.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47</text:p>
          </table:table-cell>
          <table:table-cell office:value-type="float" office:value="599.45" calcext:value-type="float">
            <text:p>599.4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50</text:p>
          </table:table-cell>
          <table:table-cell office:value-type="float" office:value="601.99" calcext:value-type="float">
            <text:p>601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52</text:p>
          </table:table-cell>
          <table:table-cell office:value-type="float" office:value="601.85" calcext:value-type="float">
            <text:p>601.8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54</text:p>
          </table:table-cell>
          <table:table-cell office:value-type="float" office:value="601.78" calcext:value-type="float">
            <text:p>601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56</text:p>
          </table:table-cell>
          <table:table-cell office:value-type="float" office:value="601.83" calcext:value-type="float">
            <text:p>601.8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0:59</text:p>
          </table:table-cell>
          <table:table-cell office:value-type="float" office:value="578.38" calcext:value-type="float">
            <text:p>578.3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01</text:p>
          </table:table-cell>
          <table:table-cell office:value-type="float" office:value="576.92" calcext:value-type="float">
            <text:p>576.9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03</text:p>
          </table:table-cell>
          <table:table-cell office:value-type="float" office:value="579.66" calcext:value-type="float">
            <text:p>579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06</text:p>
          </table:table-cell>
          <table:table-cell office:value-type="float" office:value="586.98" calcext:value-type="float">
            <text:p>586.9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08</text:p>
          </table:table-cell>
          <table:table-cell office:value-type="float" office:value="561.63" calcext:value-type="float">
            <text:p>561.6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10</text:p>
          </table:table-cell>
          <table:table-cell office:value-type="float" office:value="570.59" calcext:value-type="float">
            <text:p>570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12</text:p>
          </table:table-cell>
          <table:table-cell office:value-type="float" office:value="567.97" calcext:value-type="float">
            <text:p>567.9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15</text:p>
          </table:table-cell>
          <table:table-cell office:value-type="float" office:value="573.99" calcext:value-type="float">
            <text:p>573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17</text:p>
          </table:table-cell>
          <table:table-cell office:value-type="float" office:value="569.12" calcext:value-type="float">
            <text:p>569.1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19</text:p>
          </table:table-cell>
          <table:table-cell office:value-type="float" office:value="569.02" calcext:value-type="float">
            <text:p>569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21</text:p>
          </table:table-cell>
          <table:table-cell office:value-type="float" office:value="568.81" calcext:value-type="float">
            <text:p>568.8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24</text:p>
          </table:table-cell>
          <table:table-cell office:value-type="float" office:value="574.77" calcext:value-type="float">
            <text:p>574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26</text:p>
          </table:table-cell>
          <table:table-cell office:value-type="float" office:value="577.3" calcext:value-type="float">
            <text:p>577.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28</text:p>
          </table:table-cell>
          <table:table-cell office:value-type="float" office:value="579.93" calcext:value-type="float">
            <text:p>579.9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30</text:p>
          </table:table-cell>
          <table:table-cell office:value-type="float" office:value="582.26" calcext:value-type="float">
            <text:p>582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33</text:p>
          </table:table-cell>
          <table:table-cell office:value-type="float" office:value="584.39" calcext:value-type="float">
            <text:p>584.3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35</text:p>
          </table:table-cell>
          <table:table-cell office:value-type="float" office:value="580.85" calcext:value-type="float">
            <text:p>580.8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37</text:p>
          </table:table-cell>
          <table:table-cell office:value-type="float" office:value="588.34" calcext:value-type="float">
            <text:p>588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39</text:p>
          </table:table-cell>
          <table:table-cell office:value-type="float" office:value="583.47" calcext:value-type="float">
            <text:p>583.4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42</text:p>
          </table:table-cell>
          <table:table-cell office:value-type="float" office:value="581.26" calcext:value-type="float">
            <text:p>581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44</text:p>
          </table:table-cell>
          <table:table-cell office:value-type="float" office:value="581.24" calcext:value-type="float">
            <text:p>581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46</text:p>
          </table:table-cell>
          <table:table-cell office:value-type="float" office:value="589.96" calcext:value-type="float">
            <text:p>589.9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48</text:p>
          </table:table-cell>
          <table:table-cell office:value-type="float" office:value="575.44" calcext:value-type="float">
            <text:p>575.4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50</text:p>
          </table:table-cell>
          <table:table-cell office:value-type="float" office:value="586.74" calcext:value-type="float">
            <text:p>586.7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52</text:p>
          </table:table-cell>
          <table:table-cell office:value-type="float" office:value="594.71" calcext:value-type="float">
            <text:p>594.7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55</text:p>
          </table:table-cell>
          <table:table-cell office:value-type="float" office:value="596.02" calcext:value-type="float">
            <text:p>596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57</text:p>
          </table:table-cell>
          <table:table-cell office:value-type="float" office:value="587.17" calcext:value-type="float">
            <text:p>587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1:59</text:p>
          </table:table-cell>
          <table:table-cell office:value-type="float" office:value="617.24" calcext:value-type="float">
            <text:p>617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01</text:p>
          </table:table-cell>
          <table:table-cell office:value-type="float" office:value="612.41" calcext:value-type="float">
            <text:p>612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03</text:p>
          </table:table-cell>
          <table:table-cell office:value-type="float" office:value="593.06" calcext:value-type="float">
            <text:p>593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05</text:p>
          </table:table-cell>
          <table:table-cell office:value-type="float" office:value="593.08" calcext:value-type="float">
            <text:p>593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08</text:p>
          </table:table-cell>
          <table:table-cell office:value-type="float" office:value="593.24" calcext:value-type="float">
            <text:p>593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10</text:p>
          </table:table-cell>
          <table:table-cell office:value-type="float" office:value="602.16" calcext:value-type="float">
            <text:p>602.1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12</text:p>
          </table:table-cell>
          <table:table-cell office:value-type="float" office:value="591.88" calcext:value-type="float">
            <text:p>591.8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14</text:p>
          </table:table-cell>
          <table:table-cell office:value-type="float" office:value="605.9" calcext:value-type="float">
            <text:p>605.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16</text:p>
          </table:table-cell>
          <table:table-cell office:value-type="float" office:value="613.97" calcext:value-type="float">
            <text:p>613.9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18</text:p>
          </table:table-cell>
          <table:table-cell office:value-type="float" office:value="619.54" calcext:value-type="float">
            <text:p>619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21</text:p>
          </table:table-cell>
          <table:table-cell office:value-type="float" office:value="615.99" calcext:value-type="float">
            <text:p>615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23</text:p>
          </table:table-cell>
          <table:table-cell office:value-type="float" office:value="595.02" calcext:value-type="float">
            <text:p>595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25</text:p>
          </table:table-cell>
          <table:table-cell office:value-type="float" office:value="594.84" calcext:value-type="float">
            <text:p>594.8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27</text:p>
          </table:table-cell>
          <table:table-cell office:value-type="float" office:value="595.06" calcext:value-type="float">
            <text:p>595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29</text:p>
          </table:table-cell>
          <table:table-cell office:value-type="float" office:value="595.01" calcext:value-type="float">
            <text:p>595.0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31</text:p>
          </table:table-cell>
          <table:table-cell office:value-type="float" office:value="595.03" calcext:value-type="float">
            <text:p>595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34</text:p>
          </table:table-cell>
          <table:table-cell office:value-type="float" office:value="608.04" calcext:value-type="float">
            <text:p>608.0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36</text:p>
          </table:table-cell>
          <table:table-cell office:value-type="float" office:value="612.48" calcext:value-type="float">
            <text:p>612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38</text:p>
          </table:table-cell>
          <table:table-cell office:value-type="float" office:value="614.83" calcext:value-type="float">
            <text:p>614.8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40</text:p>
          </table:table-cell>
          <table:table-cell office:value-type="float" office:value="615.89" calcext:value-type="float">
            <text:p>615.8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42</text:p>
          </table:table-cell>
          <table:table-cell office:value-type="float" office:value="604.02" calcext:value-type="float">
            <text:p>604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44</text:p>
          </table:table-cell>
          <table:table-cell office:value-type="float" office:value="600.06" calcext:value-type="float">
            <text:p>600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47</text:p>
          </table:table-cell>
          <table:table-cell office:value-type="float" office:value="613.21" calcext:value-type="float">
            <text:p>613.2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49</text:p>
          </table:table-cell>
          <table:table-cell office:value-type="float" office:value="613.32" calcext:value-type="float">
            <text:p>613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51</text:p>
          </table:table-cell>
          <table:table-cell office:value-type="float" office:value="612.99" calcext:value-type="float">
            <text:p>612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53</text:p>
          </table:table-cell>
          <table:table-cell office:value-type="float" office:value="613.24" calcext:value-type="float">
            <text:p>613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55</text:p>
          </table:table-cell>
          <table:table-cell office:value-type="float" office:value="613.35" calcext:value-type="float">
            <text:p>613.3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57</text:p>
          </table:table-cell>
          <table:table-cell office:value-type="float" office:value="623.42" calcext:value-type="float">
            <text:p>623.4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2:59</text:p>
          </table:table-cell>
          <table:table-cell office:value-type="float" office:value="625.6" calcext:value-type="float">
            <text:p>625.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02</text:p>
          </table:table-cell>
          <table:table-cell office:value-type="float" office:value="629.66" calcext:value-type="float">
            <text:p>629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04</text:p>
          </table:table-cell>
          <table:table-cell office:value-type="float" office:value="633.06" calcext:value-type="float">
            <text:p>633.0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06</text:p>
          </table:table-cell>
          <table:table-cell office:value-type="float" office:value="625.58" calcext:value-type="float">
            <text:p>625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08</text:p>
          </table:table-cell>
          <table:table-cell office:value-type="float" office:value="630.54" calcext:value-type="float">
            <text:p>630.5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10</text:p>
          </table:table-cell>
          <table:table-cell office:value-type="float" office:value="622.82" calcext:value-type="float">
            <text:p>622.8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12</text:p>
          </table:table-cell>
          <table:table-cell office:value-type="float" office:value="625.32" calcext:value-type="float">
            <text:p>625.3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15</text:p>
          </table:table-cell>
          <table:table-cell office:value-type="float" office:value="619.82" calcext:value-type="float">
            <text:p>619.8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17</text:p>
          </table:table-cell>
          <table:table-cell office:value-type="float" office:value="619.97" calcext:value-type="float">
            <text:p>619.9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19</text:p>
          </table:table-cell>
          <table:table-cell office:value-type="float" office:value="619.88" calcext:value-type="float">
            <text:p>619.8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21</text:p>
          </table:table-cell>
          <table:table-cell office:value-type="float" office:value="622.84" calcext:value-type="float">
            <text:p>622.8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23</text:p>
          </table:table-cell>
          <table:table-cell office:value-type="float" office:value="632.02" calcext:value-type="float">
            <text:p>632.0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25</text:p>
          </table:table-cell>
          <table:table-cell office:value-type="float" office:value="632.64" calcext:value-type="float">
            <text:p>632.6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28</text:p>
          </table:table-cell>
          <table:table-cell office:value-type="float" office:value="621.34" calcext:value-type="float">
            <text:p>621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30</text:p>
          </table:table-cell>
          <table:table-cell office:value-type="float" office:value="628.77" calcext:value-type="float">
            <text:p>628.7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32</text:p>
          </table:table-cell>
          <table:table-cell office:value-type="float" office:value="629.58" calcext:value-type="float">
            <text:p>629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34</text:p>
          </table:table-cell>
          <table:table-cell office:value-type="float" office:value="638.31" calcext:value-type="float">
            <text:p>638.3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36</text:p>
          </table:table-cell>
          <table:table-cell office:value-type="float" office:value="630.03" calcext:value-type="float">
            <text:p>630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38</text:p>
          </table:table-cell>
          <table:table-cell office:value-type="float" office:value="628.76" calcext:value-type="float">
            <text:p>628.7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41</text:p>
          </table:table-cell>
          <table:table-cell office:value-type="float" office:value="628.95" calcext:value-type="float">
            <text:p>628.9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43</text:p>
          </table:table-cell>
          <table:table-cell office:value-type="float" office:value="629.03" calcext:value-type="float">
            <text:p>629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45</text:p>
          </table:table-cell>
          <table:table-cell office:value-type="float" office:value="620" calcext:value-type="float">
            <text:p>620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47</text:p>
          </table:table-cell>
          <table:table-cell office:value-type="float" office:value="633.72" calcext:value-type="float">
            <text:p>633.7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49</text:p>
          </table:table-cell>
          <table:table-cell office:value-type="float" office:value="634.48" calcext:value-type="float">
            <text:p>634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51</text:p>
          </table:table-cell>
          <table:table-cell office:value-type="float" office:value="638.81" calcext:value-type="float">
            <text:p>638.8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54</text:p>
          </table:table-cell>
          <table:table-cell office:value-type="float" office:value="647.48" calcext:value-type="float">
            <text:p>647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56</text:p>
          </table:table-cell>
          <table:table-cell office:value-type="float" office:value="640.84" calcext:value-type="float">
            <text:p>640.8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3:58</text:p>
          </table:table-cell>
          <table:table-cell office:value-type="float" office:value="649.29" calcext:value-type="float">
            <text:p>649.2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00</text:p>
          </table:table-cell>
          <table:table-cell office:value-type="float" office:value="617.12" calcext:value-type="float">
            <text:p>617.1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02</text:p>
          </table:table-cell>
          <table:table-cell office:value-type="float" office:value="617.5" calcext:value-type="float">
            <text:p>617.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04</text:p>
          </table:table-cell>
          <table:table-cell office:value-type="float" office:value="617.59" calcext:value-type="float">
            <text:p>617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07</text:p>
          </table:table-cell>
          <table:table-cell office:value-type="float" office:value="632.74" calcext:value-type="float">
            <text:p>632.7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09</text:p>
          </table:table-cell>
          <table:table-cell office:value-type="float" office:value="629.48" calcext:value-type="float">
            <text:p>629.4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11</text:p>
          </table:table-cell>
          <table:table-cell office:value-type="float" office:value="632.34" calcext:value-type="float">
            <text:p>632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13</text:p>
          </table:table-cell>
          <table:table-cell office:value-type="float" office:value="642.61" calcext:value-type="float">
            <text:p>642.6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15</text:p>
          </table:table-cell>
          <table:table-cell office:value-type="float" office:value="638.91" calcext:value-type="float">
            <text:p>638.9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17</text:p>
          </table:table-cell>
          <table:table-cell office:value-type="float" office:value="648.65" calcext:value-type="float">
            <text:p>648.6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20</text:p>
          </table:table-cell>
          <table:table-cell office:value-type="float" office:value="638.69" calcext:value-type="float">
            <text:p>638.6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22</text:p>
          </table:table-cell>
          <table:table-cell office:value-type="float" office:value="622.53" calcext:value-type="float">
            <text:p>622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24</text:p>
          </table:table-cell>
          <table:table-cell office:value-type="float" office:value="622.58" calcext:value-type="float">
            <text:p>622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26</text:p>
          </table:table-cell>
          <table:table-cell office:value-type="float" office:value="622.73" calcext:value-type="float">
            <text:p>622.7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28</text:p>
          </table:table-cell>
          <table:table-cell office:value-type="float" office:value="623.08" calcext:value-type="float">
            <text:p>623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30</text:p>
          </table:table-cell>
          <table:table-cell office:value-type="float" office:value="638.81" calcext:value-type="float">
            <text:p>638.8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33</text:p>
          </table:table-cell>
          <table:table-cell office:value-type="float" office:value="637.21" calcext:value-type="float">
            <text:p>637.2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35</text:p>
          </table:table-cell>
          <table:table-cell office:value-type="float" office:value="642.73" calcext:value-type="float">
            <text:p>642.7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37</text:p>
          </table:table-cell>
          <table:table-cell office:value-type="float" office:value="643.78" calcext:value-type="float">
            <text:p>643.7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39</text:p>
          </table:table-cell>
          <table:table-cell office:value-type="float" office:value="640.87" calcext:value-type="float">
            <text:p>640.8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41</text:p>
          </table:table-cell>
          <table:table-cell office:value-type="float" office:value="634.23" calcext:value-type="float">
            <text:p>634.2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43</text:p>
          </table:table-cell>
          <table:table-cell office:value-type="float" office:value="640.43" calcext:value-type="float">
            <text:p>640.4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45</text:p>
          </table:table-cell>
          <table:table-cell office:value-type="float" office:value="638.37" calcext:value-type="float">
            <text:p>638.3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48</text:p>
          </table:table-cell>
          <table:table-cell office:value-type="float" office:value="638.83" calcext:value-type="float">
            <text:p>638.8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50</text:p>
          </table:table-cell>
          <table:table-cell office:value-type="float" office:value="638.94" calcext:value-type="float">
            <text:p>638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52</text:p>
          </table:table-cell>
          <table:table-cell office:value-type="float" office:value="638.89" calcext:value-type="float">
            <text:p>638.8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54</text:p>
          </table:table-cell>
          <table:table-cell office:value-type="float" office:value="646.49" calcext:value-type="float">
            <text:p>646.4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56</text:p>
          </table:table-cell>
          <table:table-cell office:value-type="float" office:value="635.3" calcext:value-type="float">
            <text:p>635.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4:58</text:p>
          </table:table-cell>
          <table:table-cell office:value-type="float" office:value="649.27" calcext:value-type="float">
            <text:p>649.2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01</text:p>
          </table:table-cell>
          <table:table-cell office:value-type="float" office:value="655.58" calcext:value-type="float">
            <text:p>655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03</text:p>
          </table:table-cell>
          <table:table-cell office:value-type="float" office:value="614.01" calcext:value-type="float">
            <text:p>614.0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05</text:p>
          </table:table-cell>
          <table:table-cell office:value-type="float" office:value="629.62" calcext:value-type="float">
            <text:p>629.6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07</text:p>
          </table:table-cell>
          <table:table-cell office:value-type="float" office:value="624.76" calcext:value-type="float">
            <text:p>624.7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09</text:p>
          </table:table-cell>
          <table:table-cell office:value-type="float" office:value="630.7" calcext:value-type="float">
            <text:p>630.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11</text:p>
          </table:table-cell>
          <table:table-cell office:value-type="float" office:value="624.64" calcext:value-type="float">
            <text:p>624.6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14</text:p>
          </table:table-cell>
          <table:table-cell office:value-type="float" office:value="624.69" calcext:value-type="float">
            <text:p>624.6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16</text:p>
          </table:table-cell>
          <table:table-cell office:value-type="float" office:value="624.89" calcext:value-type="float">
            <text:p>624.8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18</text:p>
          </table:table-cell>
          <table:table-cell office:value-type="float" office:value="631.72" calcext:value-type="float">
            <text:p>631.7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20</text:p>
          </table:table-cell>
          <table:table-cell office:value-type="float" office:value="623.36" calcext:value-type="float">
            <text:p>623.3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22</text:p>
          </table:table-cell>
          <table:table-cell office:value-type="float" office:value="606.65" calcext:value-type="float">
            <text:p>606.6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24</text:p>
          </table:table-cell>
          <table:table-cell office:value-type="float" office:value="615.67" calcext:value-type="float">
            <text:p>615.6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27</text:p>
          </table:table-cell>
          <table:table-cell office:value-type="float" office:value="621.27" calcext:value-type="float">
            <text:p>621.2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29</text:p>
          </table:table-cell>
          <table:table-cell office:value-type="float" office:value="632.41" calcext:value-type="float">
            <text:p>632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31</text:p>
          </table:table-cell>
          <table:table-cell office:value-type="float" office:value="615.94" calcext:value-type="float">
            <text:p>615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33</text:p>
          </table:table-cell>
          <table:table-cell office:value-type="float" office:value="644.11" calcext:value-type="float">
            <text:p>644.1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35</text:p>
          </table:table-cell>
          <table:table-cell office:value-type="float" office:value="619.99" calcext:value-type="float">
            <text:p>619.9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37</text:p>
          </table:table-cell>
          <table:table-cell office:value-type="float" office:value="616.08" calcext:value-type="float">
            <text:p>616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40</text:p>
          </table:table-cell>
          <table:table-cell office:value-type="float" office:value="616.26" calcext:value-type="float">
            <text:p>616.2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42</text:p>
          </table:table-cell>
          <table:table-cell office:value-type="float" office:value="624.66" calcext:value-type="float">
            <text:p>624.6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44</text:p>
          </table:table-cell>
          <table:table-cell office:value-type="float" office:value="630.6" calcext:value-type="float">
            <text:p>630.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46</text:p>
          </table:table-cell>
          <table:table-cell office:value-type="float" office:value="625.55" calcext:value-type="float">
            <text:p>625.5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48</text:p>
          </table:table-cell>
          <table:table-cell office:value-type="float" office:value="628.17" calcext:value-type="float">
            <text:p>628.1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50</text:p>
          </table:table-cell>
          <table:table-cell office:value-type="float" office:value="641.46" calcext:value-type="float">
            <text:p>641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53</text:p>
          </table:table-cell>
          <table:table-cell office:value-type="float" office:value="622.39" calcext:value-type="float">
            <text:p>622.3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55</text:p>
          </table:table-cell>
          <table:table-cell office:value-type="float" office:value="633.41" calcext:value-type="float">
            <text:p>633.4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57</text:p>
          </table:table-cell>
          <table:table-cell office:value-type="float" office:value="628.59" calcext:value-type="float">
            <text:p>628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5:59</text:p>
          </table:table-cell>
          <table:table-cell office:value-type="float" office:value="628.9" calcext:value-type="float">
            <text:p>628.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01</text:p>
          </table:table-cell>
          <table:table-cell office:value-type="float" office:value="629.07" calcext:value-type="float">
            <text:p>629.0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03</text:p>
          </table:table-cell>
          <table:table-cell office:value-type="float" office:value="628.94" calcext:value-type="float">
            <text:p>628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05</text:p>
          </table:table-cell>
          <table:table-cell office:value-type="float" office:value="634.33" calcext:value-type="float">
            <text:p>634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08</text:p>
          </table:table-cell>
          <table:table-cell office:value-type="float" office:value="638.82" calcext:value-type="float">
            <text:p>638.8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10</text:p>
          </table:table-cell>
          <table:table-cell office:value-type="float" office:value="643.8" calcext:value-type="float">
            <text:p>643.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12</text:p>
          </table:table-cell>
          <table:table-cell office:value-type="float" office:value="634.24" calcext:value-type="float">
            <text:p>634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14</text:p>
          </table:table-cell>
          <table:table-cell office:value-type="float" office:value="620.22" calcext:value-type="float">
            <text:p>620.2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16</text:p>
          </table:table-cell>
          <table:table-cell office:value-type="float" office:value="642.36" calcext:value-type="float">
            <text:p>642.3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19</text:p>
          </table:table-cell>
          <table:table-cell office:value-type="float" office:value="641.01" calcext:value-type="float">
            <text:p>641.0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21</text:p>
          </table:table-cell>
          <table:table-cell office:value-type="float" office:value="638.94" calcext:value-type="float">
            <text:p>638.9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23</text:p>
          </table:table-cell>
          <table:table-cell office:value-type="float" office:value="634.12" calcext:value-type="float">
            <text:p>634.1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25</text:p>
          </table:table-cell>
          <table:table-cell office:value-type="float" office:value="634.03" calcext:value-type="float">
            <text:p>634.0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27</text:p>
          </table:table-cell>
          <table:table-cell office:value-type="float" office:value="635.08" calcext:value-type="float">
            <text:p>635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29</text:p>
          </table:table-cell>
          <table:table-cell office:value-type="float" office:value="640.46" calcext:value-type="float">
            <text:p>640.46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32</text:p>
          </table:table-cell>
          <table:table-cell office:value-type="float" office:value="650.57" calcext:value-type="float">
            <text:p>650.5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34</text:p>
          </table:table-cell>
          <table:table-cell office:value-type="float" office:value="654.19" calcext:value-type="float">
            <text:p>654.1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36</text:p>
          </table:table-cell>
          <table:table-cell office:value-type="float" office:value="649.34" calcext:value-type="float">
            <text:p>649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38</text:p>
          </table:table-cell>
          <table:table-cell office:value-type="float" office:value="641.22" calcext:value-type="float">
            <text:p>641.2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40</text:p>
          </table:table-cell>
          <table:table-cell office:value-type="float" office:value="648.34" calcext:value-type="float">
            <text:p>648.3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42</text:p>
          </table:table-cell>
          <table:table-cell office:value-type="float" office:value="646.72" calcext:value-type="float">
            <text:p>646.7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45</text:p>
          </table:table-cell>
          <table:table-cell office:value-type="float" office:value="632.21" calcext:value-type="float">
            <text:p>632.2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47</text:p>
          </table:table-cell>
          <table:table-cell office:value-type="float" office:value="632.24" calcext:value-type="float">
            <text:p>632.24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49</text:p>
          </table:table-cell>
          <table:table-cell office:value-type="float" office:value="632.33" calcext:value-type="float">
            <text:p>632.3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51</text:p>
          </table:table-cell>
          <table:table-cell office:value-type="float" office:value="648.13" calcext:value-type="float">
            <text:p>648.1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53</text:p>
          </table:table-cell>
          <table:table-cell office:value-type="float" office:value="653.53" calcext:value-type="float">
            <text:p>653.53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55</text:p>
          </table:table-cell>
          <table:table-cell office:value-type="float" office:value="650.01" calcext:value-type="float">
            <text:p>650.0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6:58</text:p>
          </table:table-cell>
          <table:table-cell office:value-type="float" office:value="644.15" calcext:value-type="float">
            <text:p>644.15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7:00</text:p>
          </table:table-cell>
          <table:table-cell office:value-type="float" office:value="644.67" calcext:value-type="float">
            <text:p>644.67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7:02</text:p>
          </table:table-cell>
          <table:table-cell office:value-type="float" office:value="657.91" calcext:value-type="float">
            <text:p>657.9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7:04</text:p>
          </table:table-cell>
          <table:table-cell office:value-type="float" office:value="653.08" calcext:value-type="float">
            <text:p>653.0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7:06</text:p>
          </table:table-cell>
          <table:table-cell office:value-type="float" office:value="663.2" calcext:value-type="float">
            <text:p>663.2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7:08</text:p>
          </table:table-cell>
          <table:table-cell office:value-type="float" office:value="656.69" calcext:value-type="float">
            <text:p>656.6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7:11</text:p>
          </table:table-cell>
          <table:table-cell office:value-type="float" office:value="642.31" calcext:value-type="float">
            <text:p>642.31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7:13</text:p>
          </table:table-cell>
          <table:table-cell office:value-type="float" office:value="642.59" calcext:value-type="float">
            <text:p>642.59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office:value-type="string" calcext:value-type="string">
            <text:p>2024-12-17 21:57:15</text:p>
          </table:table-cell>
          <table:table-cell office:value-type="float" office:value="642.58" calcext:value-type="float">
            <text:p>642.58</text:p>
          </table:table-cell>
          <table:table-cell table:formula="of:=[.$B$784]-[.$C$784]" office:value-type="float" office:value="576.917149716535" calcext:value-type="float">
            <text:p>576.917149716535</text:p>
          </table:table-cell>
          <table:table-cell table:formula="of:=[.$B$784]" office:value-type="float" office:value="599.73962915601" calcext:value-type="float">
            <text:p>599.73962915601</text:p>
          </table:table-cell>
          <table:table-cell table:formula="of:=[.$B$784]+[.$C$784]" office:value-type="float" office:value="622.562108595486" calcext:value-type="float">
            <text:p>622.562108595486</text:p>
          </table:table-cell>
        </table:table-row>
        <table:table-row table:style-name="ro1">
          <table:table-cell table:style-name="Default"/>
          <table:table-cell table:formula="of:=AVERAGE([.B1:.B783])" office:value-type="float" office:value="599.73962915601" calcext:value-type="float">
            <text:p>599.73962915601</text:p>
          </table:table-cell>
          <table:table-cell table:formula="of:=COM.MICROSOFT.STDEV.P([.B1:.B783])" office:value-type="float" office:value="22.8224794394756" calcext:value-type="float">
            <text:p>22.82247943947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0T21:44:43.545371109</dc:date>
    <meta:editing-duration>PT15M31S</meta:editing-duration>
    <meta:editing-cycles>1</meta:editing-cycles>
    <meta:document-statistic meta:table-count="1" meta:cell-count="391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2 3 0" chart:style-name="ch1">
        <chart:legend chart:legend-position="end" svg:x="13.148cm" svg:y="3.454cm" style:legend-expansion="high" chart:style-name="ch2"/>
        <chart:plot-area chart:style-name="ch3" table:cell-range-address="memory_usage.B1:memory_usage.E783" svg:x="0.32cm" svg:y="0.18cm" svg:width="12.508cm" svg:height="8.64cm">
          <chart:coordinate-region svg:x="1.127cm" svg:y="0.379cm" svg:width="11.701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ory_usage.C1:memory_usage.C783" chart:class="chart:line">
            <chart:data-point chart:repeated="783"/>
          </chart:series>
          <chart:series chart:style-name="ch7" chart:values-cell-range-address="memory_usage.D1:memory_usage.D783" chart:class="chart:line">
            <chart:data-point chart:repeated="783"/>
          </chart:series>
          <chart:series chart:style-name="ch8" chart:values-cell-range-address="memory_usage.E1:memory_usage.E783" chart:class="chart:line">
            <chart:data-point chart:repeated="783"/>
          </chart:series>
          <chart:series chart:style-name="ch9" chart:values-cell-range-address="memory_usage.B1:memory_usage.B783" chart:class="chart:line">
            <chart:data-point chart:repeated="78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emory_usage.C1:memory_usage.C783</svg:desc>
                </draw:g>
              </table:table-cell>
              <table:table-cell office:value-type="float" office:value="NaN">
                <text:p>NaN</text:p>
                <draw:g>
                  <svg:desc>memory_usage.D1:memory_usage.D783</svg:desc>
                </draw:g>
              </table:table-cell>
              <table:table-cell office:value-type="float" office:value="NaN">
                <text:p>NaN</text:p>
                <draw:g>
                  <svg:desc>memory_usage.E1:memory_usage.E783</svg:desc>
                </draw:g>
              </table:table-cell>
              <table:table-cell office:value-type="float" office:value="NaN">
                <text:p>NaN</text:p>
                <draw:g>
                  <svg:desc>memory_usage.B1:memory_usage.B7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36.09">
                <text:p>536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36.3">
                <text:p>53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36.25">
                <text:p>536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36.13">
                <text:p>536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36.12">
                <text:p>536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35.93">
                <text:p>535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66">
                <text:p>573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65">
                <text:p>573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67">
                <text:p>573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25">
                <text:p>60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14">
                <text:p>607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04">
                <text:p>604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21">
                <text:p>608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21">
                <text:p>610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56">
                <text:p>615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42">
                <text:p>613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84">
                <text:p>607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26">
                <text:p>608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54">
                <text:p>608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24">
                <text:p>610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03">
                <text:p>609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48">
                <text:p>619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08">
                <text:p>610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2.01">
                <text:p>612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71">
                <text:p>610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1.63">
                <text:p>621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6">
                <text:p>619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85">
                <text:p>619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99">
                <text:p>615.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49">
                <text:p>616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3.57">
                <text:p>623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86">
                <text:p>613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94">
                <text:p>604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1.64">
                <text:p>621.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7.85">
                <text:p>627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3.36">
                <text:p>623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47">
                <text:p>617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1.63">
                <text:p>611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91">
                <text:p>594.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99">
                <text:p>594.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21">
                <text:p>595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4">
                <text:p>61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73">
                <text:p>596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05">
                <text:p>604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03">
                <text:p>607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89">
                <text:p>616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1.77">
                <text:p>611.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8.1">
                <text:p>628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78">
                <text:p>619.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73">
                <text:p>619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57">
                <text:p>600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6">
                <text:p>60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05">
                <text:p>609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16">
                <text:p>604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8.25">
                <text:p>618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48">
                <text:p>615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05">
                <text:p>608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26">
                <text:p>613.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02">
                <text:p>619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4.2">
                <text:p>614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21">
                <text:p>604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4">
                <text:p>604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42.46">
                <text:p>542.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59.35">
                <text:p>559.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56.46">
                <text:p>556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8.53">
                <text:p>568.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4.88">
                <text:p>564.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0.28">
                <text:p>570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7">
                <text:p>579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87">
                <text:p>574.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16">
                <text:p>574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3">
                <text:p>569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02">
                <text:p>569.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17">
                <text:p>569.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5.82">
                <text:p>575.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33">
                <text:p>578.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08">
                <text:p>581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77">
                <text:p>583.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5.24">
                <text:p>565.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6.72">
                <text:p>566.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0.05">
                <text:p>57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5.16">
                <text:p>565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4.89">
                <text:p>564.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4.85">
                <text:p>564.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48">
                <text:p>571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09">
                <text:p>569.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67">
                <text:p>574.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5.92">
                <text:p>575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41">
                <text:p>580.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5.51">
                <text:p>575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1">
                <text:p>579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17">
                <text:p>579.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52">
                <text:p>579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52">
                <text:p>579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06">
                <text:p>586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2">
                <text:p>582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68">
                <text:p>583.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41">
                <text:p>586.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27">
                <text:p>594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5.87">
                <text:p>565.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75">
                <text:p>574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51">
                <text:p>571.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42">
                <text:p>571.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26">
                <text:p>571.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26">
                <text:p>571.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94">
                <text:p>573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34">
                <text:p>580.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7.59">
                <text:p>577.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3">
                <text:p>579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96">
                <text:p>580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94">
                <text:p>585.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11">
                <text:p>586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11">
                <text:p>586.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75">
                <text:p>585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62">
                <text:p>585.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35">
                <text:p>593.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4">
                <text:p>593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6.55">
                <text:p>576.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13">
                <text:p>578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37">
                <text:p>583.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4">
                <text:p>578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02">
                <text:p>580.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86">
                <text:p>579.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86">
                <text:p>579.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8">
                <text:p>580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42">
                <text:p>582.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13">
                <text:p>585.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2.81">
                <text:p>592.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95">
                <text:p>587.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17">
                <text:p>596.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32">
                <text:p>593.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75">
                <text:p>594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78">
                <text:p>594.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.03">
                <text:p>599.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53">
                <text:p>606.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25">
                <text:p>581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6.28">
                <text:p>576.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64">
                <text:p>583.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42">
                <text:p>587.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34">
                <text:p>582.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39">
                <text:p>591.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2.26">
                <text:p>592.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37">
                <text:p>586.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38">
                <text:p>586.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2.4">
                <text:p>592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8.64">
                <text:p>588.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2.52">
                <text:p>592.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89">
                <text:p>595.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05">
                <text:p>601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36">
                <text:p>597.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88">
                <text:p>584.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19">
                <text:p>580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12">
                <text:p>580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18">
                <text:p>580.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67">
                <text:p>584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37">
                <text:p>583.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7">
                <text:p>590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2.43">
                <text:p>592.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85">
                <text:p>589.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8.58">
                <text:p>598.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7">
                <text:p>593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92">
                <text:p>600.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91">
                <text:p>595.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83">
                <text:p>595.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63">
                <text:p>595.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99">
                <text:p>597.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92">
                <text:p>579.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6.04">
                <text:p>576.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59">
                <text:p>578.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8">
                <text:p>586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93">
                <text:p>581.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6.2">
                <text:p>566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1.32">
                <text:p>561.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1.2">
                <text:p>561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1.23">
                <text:p>561.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6.95">
                <text:p>566.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66">
                <text:p>571.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0.24">
                <text:p>570.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8.59">
                <text:p>568.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0.77">
                <text:p>570.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16">
                <text:p>574.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01">
                <text:p>607.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32">
                <text:p>595.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53">
                <text:p>574.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92">
                <text:p>583.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9">
                <text:p>583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54">
                <text:p>601.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62">
                <text:p>595.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28">
                <text:p>602.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.26">
                <text:p>599.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4.45">
                <text:p>614.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81">
                <text:p>604.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8.11">
                <text:p>598.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8.2">
                <text:p>598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8.43">
                <text:p>598.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4.82">
                <text:p>614.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27">
                <text:p>595.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71">
                <text:p>590.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8">
                <text:p>602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98">
                <text:p>607.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1.13">
                <text:p>621.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99">
                <text:p>609.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63">
                <text:p>610.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49">
                <text:p>607.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61">
                <text:p>600.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68">
                <text:p>600.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29">
                <text:p>609.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44">
                <text:p>606.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48">
                <text:p>616.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3.9">
                <text:p>623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44">
                <text:p>619.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1.82">
                <text:p>611.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15">
                <text:p>610.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24">
                <text:p>610.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07">
                <text:p>602.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26">
                <text:p>602.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96">
                <text:p>617.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78">
                <text:p>616.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53">
                <text:p>625.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27">
                <text:p>625.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08">
                <text:p>616.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39">
                <text:p>615.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2.33">
                <text:p>612.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78">
                <text:p>608.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06">
                <text:p>609.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45">
                <text:p>609.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52">
                <text:p>609.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08">
                <text:p>617.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83">
                <text:p>625.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3.58">
                <text:p>633.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9.51">
                <text:p>639.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4.66">
                <text:p>634.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1.49">
                <text:p>611.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25">
                <text:p>61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59.88">
                <text:p>559.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43.92">
                <text:p>543.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43.81">
                <text:p>543.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59.44">
                <text:p>559.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57.87">
                <text:p>557.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3.33">
                <text:p>563.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2.96">
                <text:p>572.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7.97">
                <text:p>567.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86">
                <text:p>573.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94">
                <text:p>580.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13">
                <text:p>583.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28">
                <text:p>578.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24">
                <text:p>578.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25">
                <text:p>578.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78">
                <text:p>580.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19">
                <text:p>587.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33">
                <text:p>583.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31">
                <text:p>606.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16">
                <text:p>593.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5.83">
                <text:p>605.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66">
                <text:p>610.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71">
                <text:p>606.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28">
                <text:p>617.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68">
                <text:p>617.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3.93">
                <text:p>633.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0.7">
                <text:p>630.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86">
                <text:p>619.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7.46">
                <text:p>627.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1.65">
                <text:p>631.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1.64">
                <text:p>631.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0.57">
                <text:p>640.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1.7">
                <text:p>641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2.46">
                <text:p>622.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1.26">
                <text:p>621.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1.27">
                <text:p>621.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4.17">
                <text:p>634.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8.74">
                <text:p>618.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7.97">
                <text:p>627.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5.09">
                <text:p>635.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0.24">
                <text:p>630.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1.42">
                <text:p>611.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1.52">
                <text:p>611.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4.34">
                <text:p>624.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98">
                <text:p>617.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76">
                <text:p>586.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92">
                <text:p>586.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46">
                <text:p>602.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.06">
                <text:p>599.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15">
                <text:p>604.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52">
                <text:p>609.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8.82">
                <text:p>618.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47">
                <text:p>617.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6">
                <text:p>601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.88">
                <text:p>599.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13">
                <text:p>600.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16">
                <text:p>600.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39">
                <text:p>608.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6">
                <text:p>604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8">
                <text:p>607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51">
                <text:p>609.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98">
                <text:p>615.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06">
                <text:p>613.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41">
                <text:p>613.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5.99">
                <text:p>605.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41">
                <text:p>606.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16">
                <text:p>606.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41">
                <text:p>606.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1.99">
                <text:p>611.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91">
                <text:p>610.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44">
                <text:p>608.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54">
                <text:p>625.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1.53">
                <text:p>611.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56">
                <text:p>616.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0.24">
                <text:p>620.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2.54">
                <text:p>622.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94">
                <text:p>616.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05">
                <text:p>617.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49.54">
                <text:p>549.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6.91">
                <text:p>566.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7.66">
                <text:p>567.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55">
                <text:p>573.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28">
                <text:p>581.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58">
                <text:p>590.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8">
                <text:p>585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42">
                <text:p>582.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25">
                <text:p>582.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12">
                <text:p>582.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3">
                <text:p>582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8.99">
                <text:p>588.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36">
                <text:p>585.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93">
                <text:p>586.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72">
                <text:p>589.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2.95">
                <text:p>592.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8.39">
                <text:p>598.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49">
                <text:p>580.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93">
                <text:p>578.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5.76">
                <text:p>575.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5.75">
                <text:p>575.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5.48">
                <text:p>575.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18">
                <text:p>578.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59">
                <text:p>585.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6">
                <text:p>580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15">
                <text:p>590.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3">
                <text:p>587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91">
                <text:p>595.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16">
                <text:p>596.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27">
                <text:p>591.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22">
                <text:p>591.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29">
                <text:p>591.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73">
                <text:p>597.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13">
                <text:p>595.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86">
                <text:p>602.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5.11">
                <text:p>605.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57">
                <text:p>606.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25">
                <text:p>581.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51">
                <text:p>587.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62">
                <text:p>582.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4">
                <text:p>582.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37">
                <text:p>582.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01">
                <text:p>589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13">
                <text:p>585.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34">
                <text:p>587.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41">
                <text:p>595.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73">
                <text:p>593.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.55">
                <text:p>599.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5">
                <text:p>597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62">
                <text:p>602.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67">
                <text:p>597.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34">
                <text:p>597.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68">
                <text:p>597.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25">
                <text:p>600.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77">
                <text:p>607.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88">
                <text:p>602.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67">
                <text:p>584.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65">
                <text:p>584.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22">
                <text:p>594.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33">
                <text:p>589.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23">
                <text:p>590.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99">
                <text:p>589.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18">
                <text:p>590.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9">
                <text:p>597.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8.03">
                <text:p>598.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83">
                <text:p>601.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46">
                <text:p>604.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79">
                <text:p>606.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89">
                <text:p>601.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5.07">
                <text:p>605.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78">
                <text:p>604.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9">
                <text:p>604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88">
                <text:p>604.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48">
                <text:p>584.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58">
                <text:p>581.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32">
                <text:p>587.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53">
                <text:p>569.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76">
                <text:p>571.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53">
                <text:p>571.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39">
                <text:p>574.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2.06">
                <text:p>572.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95">
                <text:p>571.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95">
                <text:p>571.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7">
                <text:p>573.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6.61">
                <text:p>576.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7.59">
                <text:p>577.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86">
                <text:p>584.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35">
                <text:p>587.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66">
                <text:p>589.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77">
                <text:p>584.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41">
                <text:p>587.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2">
                <text:p>596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05">
                <text:p>593.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2.51">
                <text:p>592.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25">
                <text:p>601.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02">
                <text:p>608.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23">
                <text:p>595.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56">
                <text:p>597.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3.04">
                <text:p>603.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77">
                <text:p>608.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3.97">
                <text:p>603.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79">
                <text:p>606.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13">
                <text:p>608.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26">
                <text:p>608.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35">
                <text:p>608.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32">
                <text:p>613.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5.16">
                <text:p>605.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9.43">
                <text:p>609.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15">
                <text:p>615.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24">
                <text:p>607.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32">
                <text:p>604.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56">
                <text:p>604.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74">
                <text:p>604.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17">
                <text:p>600.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16">
                <text:p>600.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7.35">
                <text:p>607.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79">
                <text:p>606.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76">
                <text:p>613.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29">
                <text:p>617.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0.9">
                <text:p>620.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2.14">
                <text:p>612.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0.16">
                <text:p>610.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2.55">
                <text:p>612.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06">
                <text:p>613.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53">
                <text:p>604.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77">
                <text:p>604.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68">
                <text:p>619.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2.96">
                <text:p>612.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17">
                <text:p>619.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17">
                <text:p>625.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7.43">
                <text:p>627.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3.52">
                <text:p>633.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0.73">
                <text:p>630.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46">
                <text:p>616.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56">
                <text:p>617.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61">
                <text:p>617.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33">
                <text:p>617.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04">
                <text:p>625.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7.79">
                <text:p>627.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3.91">
                <text:p>623.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18">
                <text:p>617.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32">
                <text:p>617.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4.63">
                <text:p>644.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2.32">
                <text:p>632.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7.43">
                <text:p>627.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77">
                <text:p>625.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57.48">
                <text:p>557.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57.51">
                <text:p>557.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0.97">
                <text:p>570.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36">
                <text:p>578.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02">
                <text:p>579.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8.36">
                <text:p>588.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57">
                <text:p>591.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14">
                <text:p>594.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31">
                <text:p>590.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33">
                <text:p>590.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31">
                <text:p>590.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41">
                <text:p>590.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05">
                <text:p>597.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3">
                <text:p>594.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43">
                <text:p>602.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.14">
                <text:p>599.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03">
                <text:p>600.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38">
                <text:p>579.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54">
                <text:p>581.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19">
                <text:p>582.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02">
                <text:p>582.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92">
                <text:p>581.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71">
                <text:p>583.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23">
                <text:p>584.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07">
                <text:p>587.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8.64">
                <text:p>588.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13">
                <text:p>591.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8.86">
                <text:p>598.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98">
                <text:p>593.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64">
                <text:p>601.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69">
                <text:p>596.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64">
                <text:p>596.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54">
                <text:p>596.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.45">
                <text:p>599.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5.74">
                <text:p>605.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31">
                <text:p>602.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53">
                <text:p>578.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0.03">
                <text:p>560.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3.91">
                <text:p>563.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3.76">
                <text:p>563.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3.81">
                <text:p>563.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3.73">
                <text:p>563.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3.68">
                <text:p>563.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0.75">
                <text:p>570.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0.92">
                <text:p>570.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02">
                <text:p>574.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35">
                <text:p>571.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6">
                <text:p>573.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61">
                <text:p>582.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26">
                <text:p>581.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94">
                <text:p>578.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84">
                <text:p>578.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82">
                <text:p>578.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43">
                <text:p>585.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54">
                <text:p>581.5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45">
                <text:p>584.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92">
                <text:p>586.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4.31">
                <text:p>564.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6.99">
                <text:p>566.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2.79">
                <text:p>572.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46">
                <text:p>569.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0.2">
                <text:p>570.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36">
                <text:p>569.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36">
                <text:p>569.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18">
                <text:p>573.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54">
                <text:p>581.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6.58">
                <text:p>576.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2">
                <text:p>578.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54">
                <text:p>580.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02">
                <text:p>584.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09">
                <text:p>591.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37">
                <text:p>584.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37">
                <text:p>584.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38">
                <text:p>584.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0.73">
                <text:p>590.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92">
                <text:p>586.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0.99">
                <text:p>560.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37">
                <text:p>571.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47">
                <text:p>578.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6.19">
                <text:p>576.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86">
                <text:p>581.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34">
                <text:p>578.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26">
                <text:p>578.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24">
                <text:p>578.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24">
                <text:p>578.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2">
                <text:p>581.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78">
                <text:p>587.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35">
                <text:p>584.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5.53">
                <text:p>585.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69">
                <text:p>587.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83">
                <text:p>594.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7">
                <text:p>596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2.83">
                <text:p>592.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55">
                <text:p>593.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47">
                <text:p>593.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8.99">
                <text:p>598.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89">
                <text:p>574.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6.76">
                <text:p>576.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59">
                <text:p>578.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54">
                <text:p>581.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85">
                <text:p>587.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07">
                <text:p>591.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17">
                <text:p>586.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08">
                <text:p>586.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07">
                <text:p>586.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2.51">
                <text:p>592.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78">
                <text:p>589.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88">
                <text:p>597.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8.82">
                <text:p>598.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4">
                <text:p>597.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.79">
                <text:p>599.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1.33">
                <text:p>571.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95">
                <text:p>583.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17">
                <text:p>579.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14">
                <text:p>579.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04">
                <text:p>583.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43">
                <text:p>589.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49">
                <text:p>591.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08">
                <text:p>594.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37">
                <text:p>596.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49">
                <text:p>591.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57">
                <text:p>594.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5">
                <text:p>594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74">
                <text:p>594.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6">
                <text:p>594.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7.17">
                <text:p>597.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3.61">
                <text:p>603.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48">
                <text:p>600.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89">
                <text:p>606.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72">
                <text:p>582.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51">
                <text:p>584.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66">
                <text:p>591.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75">
                <text:p>586.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67">
                <text:p>586.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68">
                <text:p>586.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12">
                <text:p>593.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37">
                <text:p>589.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7">
                <text:p>596.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03">
                <text:p>600.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8">
                <text:p>602.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9.45">
                <text:p>599.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99">
                <text:p>601.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85">
                <text:p>601.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78">
                <text:p>601.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1.83">
                <text:p>601.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8.38">
                <text:p>578.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6.92">
                <text:p>576.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66">
                <text:p>579.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98">
                <text:p>586.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1.63">
                <text:p>561.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0.59">
                <text:p>570.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7.97">
                <text:p>567.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3.99">
                <text:p>573.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12">
                <text:p>569.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9.02">
                <text:p>569.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68.81">
                <text:p>568.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4.77">
                <text:p>574.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7.3">
                <text:p>577.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9.93">
                <text:p>579.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2.26">
                <text:p>582.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4.39">
                <text:p>584.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0.85">
                <text:p>580.8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8.34">
                <text:p>588.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3.47">
                <text:p>583.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26">
                <text:p>581.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1.24">
                <text:p>581.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9.96">
                <text:p>589.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75.44">
                <text:p>575.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6.74">
                <text:p>586.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71">
                <text:p>594.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6.02">
                <text:p>596.0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87.17">
                <text:p>587.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24">
                <text:p>617.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2.41">
                <text:p>612.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06">
                <text:p>593.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08">
                <text:p>593.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3.24">
                <text:p>593.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2.16">
                <text:p>602.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1.88">
                <text:p>591.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97">
                <text:p>613.9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54">
                <text:p>619.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99">
                <text:p>615.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02">
                <text:p>595.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4.84">
                <text:p>594.8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06">
                <text:p>595.0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01">
                <text:p>595.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595.03">
                <text:p>595.0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8.04">
                <text:p>608.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2.48">
                <text:p>612.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4.83">
                <text:p>614.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89">
                <text:p>615.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4.02">
                <text:p>604.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0.06">
                <text:p>600.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21">
                <text:p>613.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32">
                <text:p>613.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2.99">
                <text:p>612.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24">
                <text:p>613.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3.35">
                <text:p>613.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3.42">
                <text:p>623.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6">
                <text:p>625.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9.66">
                <text:p>629.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3.06">
                <text:p>633.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58">
                <text:p>625.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0.54">
                <text:p>630.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2.82">
                <text:p>622.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32">
                <text:p>625.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82">
                <text:p>619.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97">
                <text:p>619.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88">
                <text:p>619.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2.84">
                <text:p>622.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2.02">
                <text:p>632.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2.64">
                <text:p>632.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1.34">
                <text:p>621.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8.77">
                <text:p>628.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9.58">
                <text:p>629.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31">
                <text:p>638.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0.03">
                <text:p>630.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8.76">
                <text:p>628.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8.95">
                <text:p>628.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9.03">
                <text:p>629.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3.72">
                <text:p>633.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4.48">
                <text:p>634.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81">
                <text:p>638.8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7.48">
                <text:p>647.4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0.84">
                <text:p>640.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9.29">
                <text:p>649.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12">
                <text:p>617.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5">
                <text:p>617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7.59">
                <text:p>617.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2.74">
                <text:p>632.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9.48">
                <text:p>629.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2.34">
                <text:p>632.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2.61">
                <text:p>642.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91">
                <text:p>638.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8.65">
                <text:p>648.6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69">
                <text:p>638.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2.53">
                <text:p>622.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2.58">
                <text:p>622.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2.73">
                <text:p>622.7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3.08">
                <text:p>623.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81">
                <text:p>638.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7.21">
                <text:p>637.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2.73">
                <text:p>642.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3.78">
                <text:p>643.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0.87">
                <text:p>640.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4.23">
                <text:p>634.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0.43">
                <text:p>640.4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37">
                <text:p>638.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83">
                <text:p>638.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94">
                <text:p>638.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89">
                <text:p>638.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6.49">
                <text:p>646.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5.3">
                <text:p>635.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9.27">
                <text:p>649.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55.58">
                <text:p>655.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4.01">
                <text:p>614.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9.62">
                <text:p>629.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4.76">
                <text:p>624.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0.7">
                <text:p>630.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4.64">
                <text:p>624.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4.69">
                <text:p>624.6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4.89">
                <text:p>624.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1.72">
                <text:p>631.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3.36">
                <text:p>623.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06.65">
                <text:p>606.6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67">
                <text:p>615.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1.27">
                <text:p>621.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2.41">
                <text:p>632.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5.94">
                <text:p>615.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4.11">
                <text:p>644.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9.99">
                <text:p>619.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08">
                <text:p>616.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16.26">
                <text:p>616.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4.66">
                <text:p>624.6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0.6">
                <text:p>630.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5.55">
                <text:p>625.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8.17">
                <text:p>628.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1.46">
                <text:p>641.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2.39">
                <text:p>622.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3.41">
                <text:p>633.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8.59">
                <text:p>628.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8.9">
                <text:p>628.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9.07">
                <text:p>629.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8.94">
                <text:p>628.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4.33">
                <text:p>634.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82">
                <text:p>638.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3.8">
                <text:p>643.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4.24">
                <text:p>634.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20.22">
                <text:p>620.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2.36">
                <text:p>642.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1.01">
                <text:p>641.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8.94">
                <text:p>638.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4.12">
                <text:p>634.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4.03">
                <text:p>634.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5.08">
                <text:p>635.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0.46">
                <text:p>640.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50.57">
                <text:p>650.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9.34">
                <text:p>649.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1.22">
                <text:p>641.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8.34">
                <text:p>648.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6.72">
                <text:p>646.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2.21">
                <text:p>632.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2.24">
                <text:p>632.2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32.33">
                <text:p>632.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8.13">
                <text:p>648.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53.53">
                <text:p>653.5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50.01">
                <text:p>650.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4.15">
                <text:p>644.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4.67">
                <text:p>644.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57.91">
                <text:p>657.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53.08">
                <text:p>653.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63.2">
                <text:p>663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56.69">
                <text:p>656.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2.31">
                <text:p>642.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2.59">
                <text:p>642.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76.917149716535">
                <text:p>576.917149716535</text:p>
              </table:table-cell>
              <table:table-cell office:value-type="float" office:value="599.73962915601">
                <text:p>599.73962915601</text:p>
              </table:table-cell>
              <table:table-cell office:value-type="float" office:value="622.562108595486">
                <text:p>622.562108595486</text:p>
              </table:table-cell>
              <table:table-cell office:value-type="float" office:value="642.58">
                <text:p>642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